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HTML">
      <style:table-properties style:width="7.3201in" style:page-number="auto" table:align="left"/>
    </style:style>
    <style:style style:name="Table1.A" style:family="table-column">
      <style:table-column-properties style:column-width="4.1604in"/>
    </style:style>
    <style:style style:name="Table1.B" style:family="table-column">
      <style:table-column-properties style:column-width="6.8208in"/>
    </style:style>
    <style:style style:name="Table1.A1" style:family="table-cell">
      <style:table-cell-properties style:vertical-align="middle" fo:padding="0.1in" fo:border="none"/>
    </style:style>
    <style:style style:name="Table1.86" style:family="table-row">
      <style:table-row-properties style:min-row-height="0.0833in"/>
    </style:style>
    <style:style style:name="P1" style:family="paragraph" style:parent-style-name="Table_20_Contents" style:list-style-name="L1"/>
    <style:style style:name="P2" style:family="paragraph" style:parent-style-name="Table_20_Contents" style:list-style-name="L1">
      <style:text-properties officeooo:paragraph-rsid="00120ba7"/>
    </style:style>
    <style:style style:name="P3" style:family="paragraph" style:parent-style-name="Table_20_Contents" style:list-style-name="L1">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officeooo:paragraph-rsid="00120ba7"/>
    </style:style>
    <style:style style:name="T1" style:family="text">
      <style:text-properties officeooo:rsid="0012e6d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loext:num-list-format="%1%.%2%.%3%.%4%." style:num-suffix="." style:num-format="a"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list xml:id="list2321524520" text:style-name="L1">
              <text:list-item>
                <text:p text:style-name="P1">NIMI JA ASUKOHT </text:p>
              </text:list-item>
            </text:list>
          </table:table-cell>
          <table:table-cell table:style-name="Table1.A1" office:value-type="string">
            <text:p text:style-name="Table_20_Contents">GENERAL PROVISIONS </text:p>
          </table:table-cell>
        </table:table-row>
        <table:table-row>
          <table:table-cell table:style-name="Table1.A1" office:value-type="string">
            <text:list xml:id="list185804532476969" text:continue-numbering="true" text:style-name="L1">
              <text:list-item>
                <text:list>
                  <text:list-item>
                    <text:p text:style-name="P1">Sihtasutuse nimi on <text:span text:style-name="T1">NIMI</text:span>. </text:p>
                  </text:list-item>
                </text:list>
              </text:list-item>
            </text:list>
          </table:table-cell>
          <table:table-cell table:style-name="Table1.A1" office:value-type="string">
            <text:p text:style-name="Table_20_Contents">The name of the Foundation is <text:span text:style-name="T1">NAME</text:span>. </text:p>
          </table:table-cell>
        </table:table-row>
        <table:table-row>
          <table:table-cell table:style-name="Table1.A1" office:value-type="string">
            <text:list xml:id="list185804673519769" text:continue-numbering="true" text:style-name="L1">
              <text:list-item>
                <text:list>
                  <text:list-item>
                    <text:p text:style-name="P1">Sihtasutuse asukoht on Tallinn, Eesti Vabariik.</text:p>
                  </text:list-item>
                </text:list>
              </text:list-item>
            </text:list>
          </table:table-cell>
          <table:table-cell table:style-name="Table1.A1" office:value-type="string">
            <text:p text:style-name="Table_20_Contents">The registered office of the Foundation is Tallinn, Republic of Estonia. </text:p>
          </table:table-cell>
        </table:table-row>
        <table:table-row>
          <table:table-cell table:style-name="Table1.A1" office:value-type="string">
            <text:list xml:id="list185805339544094" text:continue-numbering="true" text:style-name="L1">
              <text:list-item>
                <text:list>
                  <text:list-item>
                    <text:p text:style-name="P2">Sihtasutus on asutatud määramata ajaks. </text:p>
                  </text:list-item>
                </text:list>
              </text:list-item>
            </text:list>
          </table:table-cell>
          <table:table-cell table:style-name="Table1.A1" office:value-type="string">
            <text:p text:style-name="Table_20_Contents">The Foundation has been established for an unspecified term. </text:p>
          </table:table-cell>
        </table:table-row>
        <table:table-row>
          <table:table-cell table:style-name="Table1.A1" office:value-type="string">
            <text:list xml:id="list185806330173464" text:continue-numbering="true" text:style-name="L1">
              <text:list-item>
                <text:list>
                  <text:list-item>
                    <text:p text:style-name="P1">Põhikirja eesti- ja ingliskeelse teksti erisuste korral lähtutakse eestikeelsest tekstist. </text:p>
                  </text:list-item>
                </text:list>
              </text:list-item>
            </text:list>
          </table:table-cell>
          <table:table-cell table:style-name="Table1.A1" office:value-type="string">
            <text:p text:style-name="Table_20_Contents">In the event of discrepancies between the Estonian and the English versions of the Articles of Association, the Estonian version will prevail. </text:p>
          </table:table-cell>
        </table:table-row>
        <table:table-row>
          <table:table-cell table:style-name="Table1.A1" office:value-type="string">
            <text:list xml:id="list185804412147759" text:continue-numbering="true" text:style-name="L1">
              <text:list-item>
                <text:p text:style-name="P1">EESMÄRK </text:p>
              </text:list-item>
            </text:list>
          </table:table-cell>
          <table:table-cell table:style-name="Table1.A1" office:value-type="string">
            <text:p text:style-name="Table_20_Contents">OBJECTIVE </text:p>
          </table:table-cell>
        </table:table-row>
        <table:table-row>
          <table:table-cell table:style-name="Table1.A1" office:value-type="string">
            <text:list xml:id="list185804783314735" text:continue-numbering="true" text:style-name="L1">
              <text:list-item>
                <text:list>
                  <text:list-item>
                    <text:p text:style-name="P1">Sihtasutuse eesmärk on talle kuuluva vara hoidmine ja haldamine selle säilimise tagamiseks ning väärtuse suurendamiseks. </text:p>
                  </text:list-item>
                </text:list>
              </text:list-item>
            </text:list>
          </table:table-cell>
          <table:table-cell table:style-name="Table1.A1" office:value-type="string">
            <text:p text:style-name="Table_20_Contents">The objective of the Foundation is keeping and managing the assets it owns to ensure their preservation and increase in value. </text:p>
          </table:table-cell>
        </table:table-row>
        <table:table-row>
          <table:table-cell table:style-name="Table1.A1" office:value-type="string">
            <text:list xml:id="list185805737798286" text:continue-numbering="true" text:style-name="L1">
              <text:list-item>
                <text:list>
                  <text:list-item>
                    <text:p text:style-name="P1">Sihtasutus võib vara korrapärasest haldamisest tekkivat tulu jagada soodustatud isikute vahel, tehes neile väljamakseid. </text:p>
                  </text:list-item>
                </text:list>
              </text:list-item>
            </text:list>
          </table:table-cell>
          <table:table-cell table:style-name="Table1.A1" office:value-type="string">
            <text:p text:style-name="Table_20_Contents">The Foundation may _ distribute the income originating from the regular management of the assets among the beneficiaries by making payments to them. </text:p>
          </table:table-cell>
        </table:table-row>
        <table:table-row>
          <table:table-cell table:style-name="Table1.A1" office:value-type="string">
            <text:list xml:id="list185804806186144" text:continue-numbering="true" text:style-name="L1">
              <text:list-item>
                <text:list>
                  <text:list-item>
                    <text:p text:style-name="P1">Sihtasutusel on õigus teha kõiki tehinguid ja toiminguid, mis on otseselt või kaudselt vajalikud eesmärgi saavutamiseks. Tehingute ja toimingute tegemisel = järgib = sihtasutus . põhikirja = ning Sihtasutuse Nõukogu otsuseid. </text:p>
                  </text:list-item>
                </text:list>
              </text:list-item>
            </text:list>
          </table:table-cell>
          <table:table-cell table:style-name="Table1.A1" office:value-type="string">
            <text:p text:style-name="Table_20_Contents">The Foundation has the right to perform all transactions and activities that are directly or indirectly necessary for achieving its objective. In performing the transactions and activities, the Foundation adheres to the Articles of Association and the decisions of the Supervisory Board of the Foundation. </text:p>
          </table:table-cell>
        </table:table-row>
        <table:table-row>
          <table:table-cell table:style-name="Table1.A1" office:value-type="string">
            <text:list xml:id="list185805170856947" text:continue-numbering="true" text:style-name="L1">
              <text:list-item>
                <text:p text:style-name="P1">VARA </text:p>
              </text:list-item>
            </text:list>
          </table:table-cell>
          <table:table-cell table:style-name="Table1.A1" office:value-type="string">
            <text:p text:style-name="Table_20_Contents">ASSETS </text:p>
          </table:table-cell>
        </table:table-row>
        <table:table-row>
          <table:table-cell table:style-name="Table1.A1" office:value-type="string">
            <text:list xml:id="list185804750278258" text:continue-numbering="true" text:style-name="L1">
              <text:list-item>
                <text:list>
                  <text:list-item>
                    <text:p text:style-name="P1">Sihtasutuse saab - oma vara - annetustest, kingitustest, pärandustest, vara omandiõiguse üleandmisest ja muudest allikatest sealhulgas majandustegevusest saadavast tulust. </text:p>
                  </text:list-item>
                </text:list>
              </text:list-item>
            </text:list>
          </table:table-cell>
          <table:table-cell table:style-name="Table1.A1" office:value-type="string">
            <text:p text:style-name="Table_20_Contents">The Foundation receive its assets from donations, gifts, beguests, transfer of property rights and other sources, including income from economic activities. </text:p>
          </table:table-cell>
        </table:table-row>
        <table:table-row>
          <table:table-cell table:style-name="Table1.A1" office:value-type="string">
            <text:list xml:id="list185805873156674" text:continue-numbering="true" text:style-name="L1">
              <text:list-item>
                <text:list>
                  <text:list-item>
                    <text:p text:style-name="P1">Sihtasutus võib omada ja osta mistahes vara, mida on võimalik kasutada sihtasutuse eesmärkide saavutamiseks ja mille omamine ei ole vastuolus seadusega. </text:p>
                  </text:list-item>
                </text:list>
              </text:list-item>
            </text:list>
          </table:table-cell>
          <table:table-cell table:style-name="Table1.A1" office:value-type="string">
            <text:p text:style-name="Table_20_Contents">The Foundation may own and purchase any asset that can be used for the purposes of achieving the objectives of the foundation and the owning of which is not against the law. </text:p>
          </table:table-cell>
        </table:table-row>
        <table:table-row>
          <table:table-cell table:style-name="Table1.A1" office:value-type="string">
            <text:list xml:id="list185804823203904" text:continue-numbering="true" text:style-name="L1">
              <text:list-header>
                <text:p text:style-name="P3">Sihtasutusele vara üleandmise kord </text:p>
              </text:list-header>
            </text:list>
          </table:table-cell>
          <table:table-cell table:style-name="Table1.A1" office:value-type="string">
            <text:p text:style-name="P4">Procedure for transfer of assets to the Foundation </text:p>
          </table:table-cell>
        </table:table-row>
        <text:soft-page-break/>
        <table:table-row>
          <table:table-cell table:style-name="Table1.A1" office:value-type="string">
            <text:list xml:id="list185805649495269" text:continue-numbering="true" text:style-name="L1">
              <text:list-item>
                <text:list>
                  <text:list-item>
                    <text:p text:style-name="P1">Sihtasutusele antakse varad üle sihtasutuse ja üleandja vaheliste lepingute alusel. </text:p>
                  </text:list-item>
                </text:list>
              </text:list-item>
            </text:list>
          </table:table-cell>
          <table:table-cell table:style-name="Table1.A1" office:value-type="string">
            <text:p text:style-name="Table_20_Contents">Assets are transferred to the Foundation based on agreements between the Foundation and the transferor. </text:p>
          </table:table-cell>
        </table:table-row>
        <table:table-row>
          <table:table-cell table:style-name="Table1.A1" office:value-type="string">
            <text:list xml:id="list185804493324532" text:continue-numbering="true" text:style-name="L1">
              <text:list-item>
                <text:list>
                  <text:list-item>
                    <text:p text:style-name="P1">Sihtasutus ei võta vastu õigusaktidega, heade kommetega või - Sihtasutuse eesmärkidega vastuolus olevat vara. Sihtasutus ei võta vastu vara üleandjalt, kelle tegevus on vastuolus Sihtasutuse eesmärkidega. </text:p>
                  </text:list-item>
                </text:list>
              </text:list-item>
            </text:list>
          </table:table-cell>
          <table:table-cell table:style-name="Table1.A1" office:value-type="string">
            <text:p text:style-name="Table_20_Contents">The Foundation shall not accept assets that are in conflict with laws and regulations, contrary to good morals or the objectives of the Foundation. The Foundation shall not accept assets from transferors whose activities are in conflict with the objectives of the Foundation. </text:p>
          </table:table-cell>
        </table:table-row>
        <table:table-row>
          <table:table-cell table:style-name="Table1.A1" office:value-type="string">
            <text:list xml:id="list185806237685851" text:continue-numbering="true" text:style-name="L1">
              <text:list-item>
                <text:list>
                  <text:list-item>
                    <text:p text:style-name="P1">Sihtasutuse asutaja võib pärast Sihtasutuse asutamist otsustada Sihtasutusele täiendava vara üleandmise, millisel juhul asutaja võib otsustada muuta Sihtasutuse põhikirja muutunud asjaolude arvesse võtmiseks. </text:p>
                  </text:list-item>
                </text:list>
              </text:list-item>
            </text:list>
          </table:table-cell>
          <table:table-cell table:style-name="Table1.A1" office:value-type="string">
            <text:p text:style-name="Table_20_Contents">After the Foundation is founded, the founder may decide to transfer additional assets to the Foundation, in which case the founder may decide to amend the Articles of Association of the Foundation to take account of changed circumstances. </text:p>
          </table:table-cell>
        </table:table-row>
        <table:table-row>
          <table:table-cell table:style-name="Table1.A1" office:value-type="string">
            <text:list xml:id="list185806345877887" text:continue-numbering="true" text:style-name="L1">
              <text:list-item>
                <text:list>
                  <text:list-item>
                    <text:p text:style-name="P1">Sihtasutusele võib vara üle anda ka kolmas isik (kes ei ole asutaja). Sellisel juhul otsustab vara vastuvõtmise Uleandjalt Sihtasutuse Nõukogu lähtudes sellest, kas vara vastu võtmine üle andjalt on kooskõlas Sihtasutuse eesmärgiga. </text:p>
                  </text:list-item>
                </text:list>
              </text:list-item>
            </text:list>
          </table:table-cell>
          <table:table-cell table:style-name="Table1.A1" office:value-type="string">
            <text:p text:style-name="Table_20_Contents">A third person (who is not a founder) may also transfer assets to the Foundation. In such a case, the decision on whether to accept the assets from the transferor is made by the Supervisory Board of the Foundation, proceeding from whether the accepting of assets from the transferor is in accordance with the objective of the Foundation. </text:p>
          </table:table-cell>
        </table:table-row>
        <table:table-row>
          <table:table-cell table:style-name="Table1.A1" office:value-type="string">
            <text:list xml:id="list185805037469865" text:continue-numbering="true" text:style-name="L1">
              <text:list-item>
                <text:list>
                  <text:list-item>
                    <text:p text:style-name="P1">Juhatus sõlmib tehingud ja teostab toimingud, mis on — vajalikud vara Sihtasutuse omandisse üleminekuks, juhindudes Nõukogu otsustest. </text:p>
                  </text:list-item>
                </text:list>
              </text:list-item>
            </text:list>
          </table:table-cell>
          <table:table-cell table:style-name="Table1.A1" office:value-type="string">
            <text:p text:style-name="Table_20_Contents">The Management Board shall conclude the transactions and perform the activities required for the assets to be transferred to the ownership of the foundation in accordance with the resolutions of the Supervisory Board. </text:p>
          </table:table-cell>
        </table:table-row>
        <table:table-row>
          <table:table-cell table:style-name="Table1.A1" office:value-type="string">
            <text:list xml:id="list185804631751585" text:continue-numbering="true" text:style-name="L1">
              <text:list-header>
                <text:p text:style-name="P3">Vara haldamise ja käsutamise kord </text:p>
              </text:list-header>
            </text:list>
          </table:table-cell>
          <table:table-cell table:style-name="Table1.A1" office:value-type="string">
            <text:p text:style-name="P4">Procedure for use and disposal of the assets </text:p>
          </table:table-cell>
        </table:table-row>
        <table:table-row>
          <table:table-cell table:style-name="Table1.A1" office:value-type="string">
            <text:list xml:id="list185805508216040" text:continue-numbering="true" text:style-name="L1">
              <text:list-item>
                <text:list>
                  <text:list-item>
                    <text:p text:style-name="P1">Sihtasutus investeerib Sihtasutuse konservatiivselt = eesmärgiga = vara pikaaegselt kasvatada. </text:p>
                  </text:list-item>
                </text:list>
              </text:list-item>
            </text:list>
          </table:table-cell>
          <table:table-cell table:style-name="Table1.A1" office:value-type="string">
            <text:p text:style-name="Table_20_Contents">The Foundation invests the assets of Foundation conservatively with the goal increasing their value over the long term. </text:p>
          </table:table-cell>
        </table:table-row>
        <table:table-row>
          <table:table-cell table:style-name="Table1.A1" office:value-type="string">
            <text:list xml:id="list185805933806437" text:continue-numbering="true" text:style-name="L1">
              <text:list-item>
                <text:list>
                  <text:list-item>
                    <text:p text:style-name="P1">Sihtasutuse tegevuses lähtutakse põhimõttest, et Sihtasutusele kuuluva vara arvel teenitud kasum makstakse välja soodustatud isikutele. Soodustatud isikutele tehakse väljamakseid võrdeliselt neile kuuluvate osaluste suurusele (punkt 4.3). </text:p>
                  </text:list-item>
                </text:list>
              </text:list-item>
            </text:list>
          </table:table-cell>
          <table:table-cell table:style-name="Table1.A1" office:value-type="string">
            <text:p text:style-name="Table_20_Contents">The activities of the Foundation are based on the principle that the profit earned on the assets of the Foundation will be paid to the beneficiaries. Beneficiaries receive disbursements in proportion to the size of holdings belonging to them (clause 4.3). </text:p>
          </table:table-cell>
        </table:table-row>
        <table:table-row>
          <table:table-cell table:style-name="Table1.A1" office:value-type="string">
            <text:list xml:id="list185806072446563" text:continue-numbering="true" text:style-name="L1">
              <text:list-item>
                <text:list>
                  <text:list-item>
                    <text:p text:style-name="P1">Sihtasutuse vara haldamise ja käsutamise <text:soft-page-break/>otsustab Sihtasutuse / Nõukogu ning vara _ käsutab Sihtasutuse Juhatus juhindudes - Sihtasutuse Nõukogu otsustest. </text:p>
                  </text:list-item>
                </text:list>
              </text:list-item>
            </text:list>
          </table:table-cell>
          <table:table-cell table:style-name="Table1.A1" office:value-type="string">
            <text:p text:style-name="Table_20_Contents">The management and disposal of assets <text:soft-page-break/>belonging to the Foundation shall be decided upon by the Supervisory Board of the Foundation, and the assets shall be disposed of by the Management Board of the Foundation based on the decisions of the Supervisory Board of the Foundation. </text:p>
          </table:table-cell>
        </table:table-row>
        <table:table-row>
          <table:table-cell table:style-name="Table1.A1" office:value-type="string">
            <text:list xml:id="list185805810953727" text:continue-numbering="true" text:style-name="L1">
              <text:list-item>
                <text:list>
                  <text:list-item>
                    <text:p text:style-name="P1">Sihtasutuse vara haldatakse Sihtasutuse põhikirjaliste eesmärkide saavutamiseks. Sihtasutuse eesmärkide saavutamiseks võib Sihtasutuse vara kasutada piiranguteta. . Sihtasutuse majandustegevusest saadud tulu kasutatakse ainult - Sihtasutuse eesmärkide saavutamiseks. </text:p>
                  </text:list-item>
                </text:list>
              </text:list-item>
            </text:list>
          </table:table-cell>
          <table:table-cell table:style-name="Table1.A1" office:value-type="string">
            <text:p text:style-name="Table_20_Contents">The assets of the Foundation are managed and disposed to achieve the objectives of the Foundation specified in the Articles of Association. To achieve the objectives of the Foundation, the assets of the Foundation can be used without restrictions. The income received from the economic activities of the Foundation is used solely for achieving the objectives of the Foundation. </text:p>
          </table:table-cell>
        </table:table-row>
        <table:table-row>
          <table:table-cell table:style-name="Table1.A1" office:value-type="string">
            <text:list xml:id="list185805746313966" text:continue-numbering="true" text:style-name="L1">
              <text:list-item>
                <text:list>
                  <text:list-item>
                    <text:p text:style-name="P1">Sihtasutuse vara võib kasutada — Sihtasutuse tegevusega seotud kulude katmiseks. Sihtasutuse Juhatus võib kasutada Sihtasutuse vara, et katta Sihtasutuse tegevusega seotud vajalikke kulusid ilma Nõukogu otsuseta. </text:p>
                  </text:list-item>
                </text:list>
              </text:list-item>
            </text:list>
          </table:table-cell>
          <table:table-cell table:style-name="Table1.A1" office:value-type="string">
            <text:p text:style-name="Table_20_Contents">The assets of the Foundation may be used to cover the expenses relating to the activities of the Foundation. The Management Board of the Foundation may use the assets of the Foundation to cover the necessary expenses in relation to the activities of the Foundation without the decision of the Supervisory Board. </text:p>
          </table:table-cell>
        </table:table-row>
        <table:table-row>
          <table:table-cell table:style-name="Table1.A1" office:value-type="string">
            <text:list xml:id="list185806187313149" text:continue-numbering="true" text:style-name="L1">
              <text:list-item>
                <text:list>
                  <text:list-item>
                    <text:p text:style-name="P1">Sihtasutus võib Sihtasutuse vara haldamise ja soodustatud = isikutele väljamaksete tegemise korraldada valdusthingu või = valdusühingute struktuuri kaudu ja anda sellele üle Sihtasutuse vara tingimusel, et kõiki selliseid valdusühinguid kontrollib häälteenamuse ja juhtorgani liikmete nimetamise Õiguse kaudu Sihtasutus. </text:p>
                  </text:list-item>
                </text:list>
              </text:list-item>
            </text:list>
          </table:table-cell>
          <table:table-cell table:style-name="Table1.A1" office:value-type="string">
            <text:p text:style-name="Table_20_Contents">The Foundation may organise the administration of the assets of the Foundation and the making of disbursements to beneficiaries through a holding company or a holding company structure and transfer the assets of the Foundation to that holding company, provided that all such holding companies are controlled by the Foundation through a majority of votes and the right to appoint members of the managing body. </text:p>
          </table:table-cell>
        </table:table-row>
        <table:table-row>
          <table:table-cell table:style-name="Table1.A1" office:value-type="string">
            <text:list xml:id="list185805866808516" text:continue-numbering="true" text:style-name="L1">
              <text:list-item>
                <text:list>
                  <text:list-item>
                    <text:p text:style-name="P1">Kui Sihtasutus kasutab oma vara haldamise korraldamiseks punktis 3.13 nimetatud valdusühingut, = võib = Sihtasutus = korraldada soodustatud = isikutele väljamaksete tegemise valdusühingu kaudu — selliselt, et Sihtasutuse soodustatud isikutel võimaldatakse omandada osalus valdusühingus, mis annab soodustatud isikule Õiguse osaleda valdusühingu kasumi jaotamisel või saada valdustihingust / muid väljamakseid. = Sellisel / juhul - võimaldatakse soodustatud isikutel väljamakseid saada valdusühingu kaudu, <text:soft-page-break/>arvestades — järgmisi põhimõtteid: </text:p>
                  </text:list-item>
                </text:list>
              </text:list-item>
            </text:list>
          </table:table-cell>
          <table:table-cell table:style-name="Table1.A1" office:value-type="string">
            <text:p text:style-name="Table_20_Contents">If the Foundation uses a holding company referred to in clause 3.13 to administer its assets, the Foundation may arrange for disbursements to be made to beneficiaries through the holding company in such a way as to enable the beneficiaries of the Foundation to acquire a holding in the holding company which entitles the beneficiary to participate in the distribution of the profits of the holding company or to receive other disbursements from the holding company. In such case, the beneficiaries are permitted to receive <text:soft-page-break/>disbursements through a holding company, taking into account the following principles: </text:p>
          </table:table-cell>
        </table:table-row>
        <table:table-row>
          <table:table-cell table:style-name="Table1.A1" office:value-type="string">
            <text:list xml:id="list185805319598881" text:continue-numbering="true" text:style-name="L1">
              <text:list-item>
                <text:list>
                  <text:list-item>
                    <text:list>
                      <text:list-item>
                        <text:p text:style-name="P1">valdusühingu kaudu soodustatud isikutele tehtavate väljamaksete suuruse määrab Sihtasutuse Nõukogu võttes selleks vastu punktis 5.6.4 (b) nimetatud otsuse ning arvestades punktis 3.14.3; </text:p>
                      </text:list-item>
                    </text:list>
                  </text:list-item>
                </text:list>
              </text:list-item>
            </text:list>
          </table:table-cell>
          <table:table-cell table:style-name="Table1.A1" office:value-type="string">
            <text:p text:style-name="Table_20_Contents">the amount of the disbursements to be made to the beneficiaries through the holding company will be determined by the Supervisory Board of the Foundation by adopting the decision referred to in clause 5.6.4 (b) and taking into account the provisions of clause 3.14.3; </text:p>
          </table:table-cell>
        </table:table-row>
        <table:table-row>
          <table:table-cell table:style-name="Table1.A1" office:value-type="string">
            <text:list xml:id="list185806064393682" text:continue-numbering="true" text:style-name="L1">
              <text:list-item>
                <text:list>
                  <text:list-item>
                    <text:list>
                      <text:list-item>
                        <text:p text:style-name="P1">soodustatud isikutele valdusühingu kaudu tehtavad = väljamaksed / peavad olema proportsionaalsed iga soodustatud isiku osaluse suurusele Sihtasutuses (punkt 4.3); </text:p>
                      </text:list-item>
                    </text:list>
                  </text:list-item>
                </text:list>
              </text:list-item>
            </text:list>
          </table:table-cell>
          <table:table-cell table:style-name="Table1.A1" office:value-type="string">
            <text:p text:style-name="Table_20_Contents">disbursements made to _ beneficiaries through the holding company must be proportionate in size to the holding of each beneficiary in the Foundation (clause 4.3); </text:p>
          </table:table-cell>
        </table:table-row>
        <table:table-row>
          <table:table-cell table:style-name="Table1.A1" office:value-type="string">
            <text:list xml:id="list185805135730459" text:continue-numbering="true" text:style-name="L1">
              <text:list-item>
                <text:list>
                  <text:list-item>
                    <text:list>
                      <text:list-item>
                        <text:p text:style-name="P1">Valdusühing võib teha soodustatud isikutele väljamakseid üksnes oma puhaskasumist või eelmiste majandusaastate jaotamata kasumist, millest on maha arvatud eelmiste aastate katmata kahjum, — kinnitatud majandusaasta aruande alusel. Väljamaksete tegemine on lubatud üksnes ulatuses, kus valdusühingul on piisavalt likviidseid vahendeid, mis ei ole vajalikud valdusühingu või valdusühingute struktuuri või Sihtasutuse tegevuskulu katmiseks. </text:p>
                      </text:list-item>
                    </text:list>
                  </text:list-item>
                </text:list>
              </text:list-item>
            </text:list>
          </table:table-cell>
          <table:table-cell table:style-name="Table1.A1" office:value-type="string">
            <text:p text:style-name="Table_20_Contents">the holding company may only make disbursements to beneficiaries from its net profit or from undistributed profit from previous financial years from which uncovered losses from previous years have been deducted, on the basis of the approved annual report. The making of disbursements is allowed only to the extent that the holding company has sufficient liquid assets that are not needed to cover the operating expenses of the holding company or the holding company structure or the Foundation. </text:p>
          </table:table-cell>
        </table:table-row>
        <table:table-row>
          <table:table-cell table:style-name="Table1.A1" office:value-type="string">
            <text:list xml:id="list185806220662895" text:continue-numbering="true" text:style-name="L1">
              <text:list-item>
                <text:list>
                  <text:list-item>
                    <text:p text:style-name="P1">Sihtasutus ise võib teha soodustatud isikutele väljamakseid arvestades järgmisi põhimõtteid: </text:p>
                  </text:list-item>
                </text:list>
              </text:list-item>
            </text:list>
          </table:table-cell>
          <table:table-cell table:style-name="Table1.A1" office:value-type="string">
            <text:p text:style-name="Table_20_Contents">The Foundation may make disbursements to beneficiaries by itself, taking into account the following principles: </text:p>
          </table:table-cell>
        </table:table-row>
        <table:table-row>
          <table:table-cell table:style-name="Table1.A1" office:value-type="string">
            <text:list xml:id="list185804589261101" text:continue-numbering="true" text:style-name="L1">
              <text:list-item>
                <text:list>
                  <text:list-item>
                    <text:list>
                      <text:list-item>
                        <text:p text:style-name="P1">soodustatud isikutele tehtavate väljamaksete suuruse määrab Sihtasutuse Nõukogu; </text:p>
                      </text:list-item>
                    </text:list>
                  </text:list-item>
                </text:list>
              </text:list-item>
            </text:list>
          </table:table-cell>
          <table:table-cell table:style-name="Table1.A1" office:value-type="string">
            <text:p text:style-name="Table_20_Contents">the size of disbursements made to beneficiaries is determined by the Supervisory Board of the Foundation; </text:p>
          </table:table-cell>
        </table:table-row>
        <table:table-row>
          <table:table-cell table:style-name="Table1.A1" office:value-type="string">
            <text:list xml:id="list185805669682069" text:continue-numbering="true" text:style-name="L1">
              <text:list-item>
                <text:list>
                  <text:list-item>
                    <text:list>
                      <text:list-item>
                        <text:p text:style-name="P1">Sihtasutus võib teha soodustatud isikutele väljamakseid üksnes oma puhaskasumist või eelmiste majandusaastate jaotamata kasumist, millest on maha arvatud eelmiste aastate katmata kahjum, _ kinnitatud majandusaasta aruande alusel. Väljamaksete tegemine on lubatud üksnes ulatuses, kus Sihtasutusel on — piisavalt likviidseid vahendeid, mis ei ole vajalikud Sihtasutuse tegevusega seotud kulude katmiseks. </text:p>
                      </text:list-item>
                    </text:list>
                  </text:list-item>
                </text:list>
              </text:list-item>
            </text:list>
          </table:table-cell>
          <table:table-cell table:style-name="Table1.A1" office:value-type="string">
            <text:p text:style-name="Table_20_Contents">the Foundation may make disbursements to beneficiaries only from its net profit or from undistributed profit from previous financial years from which uncovered losses from previous years have been deducted, on the basis of the approved annual report. The making of disbursements is allowed only to the extent that the Foundation has sufficient liquid assets that are not needed to cover the expenses relating to the activities of the Foundation. </text:p>
          </table:table-cell>
        </table:table-row>
        <table:table-row>
          <table:table-cell table:style-name="Table1.A1" office:value-type="string">
            <text:list xml:id="list185805580189528" text:continue-numbering="true" text:style-name="L1">
              <text:list-item>
                <text:p text:style-name="P1">SOODUSTATUD ISIKUD </text:p>
              </text:list-item>
            </text:list>
          </table:table-cell>
          <table:table-cell table:style-name="Table1.A1" office:value-type="string">
            <text:p text:style-name="Table_20_Contents">BENEFICIARIES </text:p>
          </table:table-cell>
        </table:table-row>
        <text:soft-page-break/>
        <table:table-row>
          <table:table-cell table:style-name="Table1.A1" office:value-type="string">
            <text:list xml:id="list185804330712831" text:continue-numbering="true" text:style-name="L1">
              <text:list-item>
                <text:list>
                  <text:list-item>
                    <text:p text:style-name="P1">Soodustatud isikud on isikud, kellele võib vastavalt põhikirjale teha väljamakseid Sihtasutuse varast ning kelle vahel jaotatakse Sihtasutuse lõpetamise korral selle allesjäänud vara. Soodustatud isikutel on eelkõige varalised õigused, mille sisuks on iga soodustatud isiku õigus omandada tema osalusele vastav osa - Sihtasutuse varast tehtavatest väljamaksetest või = Sihtasutuse - lõpetamisel soodustatud isikute vahel jaotatavast varast. </text:p>
                  </text:list-item>
                </text:list>
              </text:list-item>
            </text:list>
          </table:table-cell>
          <table:table-cell table:style-name="Table1.A1" office:value-type="string">
            <text:p text:style-name="Table_20_Contents">Beneficiaries are persons to whom, in accordance with the Articles of Association, disbursements may be made from the assets of the Foundation and among whom the remaining assets of the Foundation will be distributed in the event of its dissolution. Thus the beneficiaries have proprietary rights that consist of the right of each beneficiary to acquire a share that corresponds to their holding from the disbursements made from the assets of the Foundation or from the assets divided by beneficiaries upon dissolution of the Foundation. </text:p>
          </table:table-cell>
        </table:table-row>
        <table:table-row>
          <table:table-cell table:style-name="Table1.A1" office:value-type="string">
            <text:list xml:id="list185805823580549" text:continue-numbering="true" text:style-name="L1">
              <text:list-item>
                <text:list>
                  <text:list-item>
                    <text:p text:style-name="P1">Soodustatud isikud on mainitud asutaja testamendis (algsed soodustatud isikud). Asutaja kõige — hilisemat = testamenti = hoitakse — alati Sihtasutuse büroos. Kui asutaja = otsustab testamenti muuta, peab ta saatma kõige hilisema testamendi = Sihtasutusele 10 päeva jooksul. Testament loetakse Sihtasutusele üleantuks, kui see antakse allkirja vastu üle Juhatuse liikmele. </text:p>
                  </text:list-item>
                </text:list>
              </text:list-item>
            </text:list>
          </table:table-cell>
          <table:table-cell table:style-name="Table1.A1" office:value-type="string">
            <text:p text:style-name="Table_20_Contents">The beneficiaries are listed in the will of the founder (initial beneficiaries). The latest will of the founder is always kept at the Foundation office. If the founder decides to change the will, he must send the latest will to the Foundation within 10 days. The will shall be considered delivered to the Foundation when it is delivered to a member of the Management Board against a signature. </text:p>
          </table:table-cell>
        </table:table-row>
        <table:table-row>
          <table:table-cell table:style-name="Table1.A1" office:value-type="string">
            <text:list xml:id="list185804838311830" text:continue-numbering="true" text:style-name="L1">
              <text:list-item>
                <text:list>
                  <text:list-item>
                    <text:p text:style-name="P1">Soodustatud isiku staatusega kaasneb osalus Sihtasutuses, mille suurus väljendab soodustatud isikule kuuluvate varaliste õiguste proportsionaalset suurust võrreldes teiste soodustatud isikutega. Kui Sihtasutusel on ainult üks soodustatud isik, on tema osaluse suurus 1, s.t kõik Sihtasutuse varast tehtavad väljamaksed või Sihtasutuse lõpetamisel jaotatav vara makstakse sellele soodustatud isikule. Kui Sihtasutusel on mitu soodustatud isikut, jagatakse soodustatud isikute varalised Õigused vastavalt iga soodustatud isiku osaluse suurusele Sihtasutuses, arvestades järgmisi põhimõtteid: </text:p>
                  </text:list-item>
                </text:list>
              </text:list-item>
            </text:list>
          </table:table-cell>
          <table:table-cell table:style-name="Table1.A1" office:value-type="string">
            <text:p text:style-name="Table_20_Contents">The status of beneficiary entails a holding in the Foundation, the size of which reflects the proportional size of the proprietary rights held by the beneficiary in relation to the other beneficiaries. If the Foundation has only one beneficiary, the size of the holding is 1, i.e. all disbursements from the assets of the Foundation or assets distributed upon dissolution of the Foundation are paid to that beneficiary. If the Foundation has several beneficiaries, the proprietary rights of the beneficiaries will be divided proportionally by the size of the holding of each beneficiary in the Foundation taking into account the following principles: </text:p>
          </table:table-cell>
        </table:table-row>
        <table:table-row>
          <table:table-cell table:style-name="Table1.A1" office:value-type="string">
            <text:list xml:id="list185805903398745" text:continue-numbering="true" text:style-name="L1">
              <text:list-item>
                <text:list>
                  <text:list-item>
                    <text:list>
                      <text:list-item>
                        <text:p text:style-name="P1">esialgsete soodustatud isikute osaluste suurused on kirja - pandud = asutaja testamenti; </text:p>
                      </text:list-item>
                    </text:list>
                  </text:list-item>
                </text:list>
              </text:list-item>
            </text:list>
          </table:table-cell>
          <table:table-cell table:style-name="Table1.A1" office:value-type="string">
            <text:p text:style-name="Table_20_Contents">the sizes of holdings of the _ initial beneficiaries are written in the founder’s will: </text:p>
          </table:table-cell>
        </table:table-row>
        <table:table-row>
          <table:table-cell table:style-name="Table1.A1" office:value-type="string">
            <text:list xml:id="list185804561153154" text:continue-numbering="true" text:style-name="L1">
              <text:list-item>
                <text:list>
                  <text:list-item>
                    <text:list>
                      <text:list-item>
                        <text:p text:style-name="P1">soodustatud isiku staatuse üleminekul soodustatud isiku surma korral jaguneb tema osalus vastavate soodustatud isikute staatuse omandanud isikute vahel vastavalt punktis 4.4 sätestatule. </text:p>
                      </text:list-item>
                    </text:list>
                  </text:list-item>
                </text:list>
              </text:list-item>
            </text:list>
          </table:table-cell>
          <table:table-cell table:style-name="Table1.A1" office:value-type="string">
            <text:p text:style-name="Table_20_Contents">upon transfer of the status of beneficiary in the event of the death of the beneficiary their holding will be divided between the persons who have acquired the status of the relevant beneficiary in accordance with the <text:soft-page-break/>provisions of clause 4.4. </text:p>
          </table:table-cell>
        </table:table-row>
        <table:table-row>
          <table:table-cell table:style-name="Table1.A1" office:value-type="string">
            <text:list xml:id="list185806257042415" text:continue-numbering="true" text:style-name="L1">
              <text:list-item>
                <text:list>
                  <text:list-item>
                    <text:p text:style-name="P1">Mistahes algsed soodustatud isikud oleva soodustatud isiku surma korral läheb soodustatud isiku staatus üle surnud soodustatud — isiku järglastele, arvestades järgmisi põhimõtteid. </text:p>
                  </text:list-item>
                </text:list>
              </text:list-item>
            </text:list>
          </table:table-cell>
          <table:table-cell table:style-name="Table1.A1" office:value-type="string">
            <text:p text:style-name="Table_20_Contents">In the event of the death of a beneficiary, the status of beneficiary will pass to the successor of the deceased beneficiary, taking into account the following principles. </text:p>
          </table:table-cell>
        </table:table-row>
        <table:table-row>
          <table:table-cell table:style-name="Table1.A1" office:value-type="string">
            <text:list xml:id="list185806380420291" text:continue-numbering="true" text:style-name="L1">
              <text:list-item>
                <text:list>
                  <text:list-item>
                    <text:list>
                      <text:list-item>
                        <text:p text:style-name="P1">Kui soodustatud isiku surma hetkel on elus selle soodustatud isiku alanejaid sugulasi, saab soodustatud isikuks alaneja sugulane või sugulased. Kui soodustatud isiku surma hetkel on elus tema alaneja sugulane, ei lähe soodustatud isiku staatus üle selle sugulase alanejatele sugulastele, kes on surnud soodustatud isikuga suguluses tema kaudu. Enne soodustatud isiku Surma surnud alaneja sugulase asemele astuvad need alanejad sugulased, kes on surnud soodustatud isikuga suguluses surnud alaneja sugulase kaudu; </text:p>
                      </text:list-item>
                    </text:list>
                  </text:list-item>
                </text:list>
              </text:list-item>
            </text:list>
          </table:table-cell>
          <table:table-cell table:style-name="Table1.A1" office:value-type="string">
            <text:p text:style-name="Table_20_Contents">If, at the time of the death of the beneficiary, the descendants of that beneficiary are alive, the descendant or descendants will become the beneficiary. If, at the time of the death of the beneficiary, a descendent of the deceased beneficiary is alive, the status of the beneficiary is not transferred to the descendants of that relative, who are related to the deceased beneficiary through him or her. A descendant who died before the death of the beneficiary is replaced by those descendants who are related to the beneficiary through the deceased descendant; </text:p>
          </table:table-cell>
        </table:table-row>
        <table:table-row>
          <table:table-cell table:style-name="Table1.A1" office:value-type="string">
            <text:list xml:id="list185806042334574" text:continue-numbering="true" text:style-name="L1">
              <text:list-item>
                <text:list>
                  <text:list-item>
                    <text:list>
                      <text:list-item>
                        <text:p text:style-name="P1">Kui soodustatud isiku surma hetkel ei ole elus selle soodustatud isiku alanejaid sugulasi, läheb soodustatud isiku staatus üle soodustatud isiku elus olevale vanemale või vanematele. Kui soodustatud — isiku surma hetkel tema isa või ema ei ole elus, saavad surnud vanema asemel soodustatud isikuks tema _ alanejad sugulased, arvestades alapunktis 4.4.1 sätestatut. Kui surnud vanemal alanejaid sugulasi ei ole, läheb soodustatud isiku staatus üle teisele vanemale. Kui ka teine vanem on surnud, läheb soodustatud isiku staatus üle tema alanejatele sugulastele arvestades alapunktis 4.4.1 sätestatut. </text:p>
                      </text:list-item>
                    </text:list>
                  </text:list-item>
                </text:list>
              </text:list-item>
            </text:list>
          </table:table-cell>
          <table:table-cell table:style-name="Table1.A1" office:value-type="string">
            <text:p text:style-name="Table_20_Contents">If, at the time of the death of the beneficiary, no descendants of that beneficiary are alive, the status of beneficiary will be transferred to the beneficiary's surviving parent or parents. If, at the time of the death of the beneficiary, their father or mother is not alive, the deceased parent shall be replaced as beneficiary by his or her descendants, taking into account the provisions of subitem 4.4.1. If the deceased parent has no descendants, the status of beneficiary will be transferred to the other parent. If the other parent is also dead, the status of beneficiary will be transferred to their descendants, taking into account the provisions of subitem 4.4.1. </text:p>
          </table:table-cell>
        </table:table-row>
        <table:table-row>
          <table:table-cell table:style-name="Table1.A1" office:value-type="string">
            <text:list xml:id="list185804469801915" text:continue-numbering="true" text:style-name="L1">
              <text:list-item>
                <text:list>
                  <text:list-item>
                    <text:list>
                      <text:list-item>
                        <text:p text:style-name="P1">Kui surnud soodustatud isiku pärijaks on mitu isikut, jaguneb tema osalus pärijate vahel võrdsetes osades. </text:p>
                      </text:list-item>
                    </text:list>
                  </text:list-item>
                </text:list>
              </text:list-item>
            </text:list>
          </table:table-cell>
          <table:table-cell table:style-name="Table1.A1" office:value-type="string">
            <text:p text:style-name="Table_20_Contents">If several persons are the successors of a deceased beneficiary, his or her holding will be divided between the successors in equal parts. </text:p>
          </table:table-cell>
        </table:table-row>
        <table:table-row>
          <table:table-cell table:style-name="Table1.A1" office:value-type="string">
            <text:list xml:id="list185806101899897" text:continue-numbering="true" text:style-name="L1">
              <text:list-item>
                <text:list>
                  <text:list-item>
                    <text:list>
                      <text:list-item>
                        <text:p text:style-name="P1">Kui soodustatud isikul puuduvad Surma hetkel pärijad, surnud soodustatud isiku osalus jaguneb ülejäänud soodustatud isikute vahel proportsionaalselt vastavalt iga soodustatud isiku osaluse suurusele. </text:p>
                      </text:list-item>
                    </text:list>
                  </text:list-item>
                </text:list>
              </text:list-item>
            </text:list>
          </table:table-cell>
          <table:table-cell table:style-name="Table1.A1" office:value-type="string">
            <text:p text:style-name="Table_20_Contents">If, at the time of death, the beneficiary has no successors, the holding of the deceased beneficiary will be divided among the remaining beneficiaries in proportion to the size of the holding of each beneficiary. </text:p>
          </table:table-cell>
        </table:table-row>
        <text:soft-page-break/>
        <table:table-row>
          <table:table-cell table:style-name="Table1.A1" office:value-type="string">
            <text:list xml:id="list185806117079107" text:continue-numbering="true" text:style-name="L1">
              <text:list-item>
                <text:list>
                  <text:list-item>
                    <text:list>
                      <text:list-item>
                        <text:p text:style-name="P1">Asutaja testament sisaldab ka korraldust, mida järgida juhul kui ükski soodustatud isikute ei ole elus. </text:p>
                      </text:list-item>
                    </text:list>
                  </text:list-item>
                </text:list>
              </text:list-item>
            </text:list>
          </table:table-cell>
          <table:table-cell table:style-name="Table1.A1" office:value-type="string">
            <text:p text:style-name="Table_20_Contents">The will of the founder is also indicating the procedure to follow in the case of no beneficiaries remaining alive. </text:p>
          </table:table-cell>
        </table:table-row>
        <table:table-row>
          <table:table-cell table:style-name="Table1.A1" office:value-type="string">
            <text:list xml:id="list185805782931929" text:continue-numbering="true" text:style-name="L1">
              <text:list-item>
                <text:list>
                  <text:list-item>
                    <text:p text:style-name="P1">Juhatus peab soodustatud isikute nimekirja, milles tuleb näidata soodustatud isikute nimed, kontaktandmed, samuti nende osaluste suurused ja häälte arv soodustatud isikute otsuste vastu võtmisel. Soodustatud isik on kohustatud teatama Juhatusele oma pärijate nimed ja kontaktandmed ning Juhatus kannab need soodustatud isikute pärijate nimekirja. Nimekiri avaldatakse Nõukogule, soodustatud isikutele ja nende pärijatele, kes on kantud nimekirja. </text:p>
                  </text:list-item>
                </text:list>
              </text:list-item>
            </text:list>
          </table:table-cell>
          <table:table-cell table:style-name="Table1.A1" office:value-type="string">
            <text:p text:style-name="Table_20_Contents">The Management Board keeps the list of the beneficiaries, which must indicate the names and contact details of the beneficiaries, as well as the sizes of their holdings and the number of votes they hold in making the decisions of beneficiaries. The beneficiary is obliged to inform the Management Board of the names and contact details of their successors and the Management Board will enter them in the list as successors of the beneficiaries. The list is disclosed to the Supervisory Board, to the beneficiaries and to their successors who have been entered in the list. </text:p>
          </table:table-cell>
        </table:table-row>
        <table:table-row>
          <table:table-cell table:style-name="Table1.A1" office:value-type="string">
            <text:list xml:id="list185805217318966" text:continue-numbering="true" text:style-name="L1">
              <text:list-item>
                <text:list>
                  <text:list-item>
                    <text:p text:style-name="P1">Soodustatud isikute pädevuses on — järgmiste Sihtasutuse = tegevusega seotud küsimuste otsustamine: </text:p>
                  </text:list-item>
                </text:list>
              </text:list-item>
            </text:list>
          </table:table-cell>
          <table:table-cell table:style-name="Table1.A1" office:value-type="string">
            <text:p text:style-name="Table_20_Contents">The beneficiaries are competent to decide the following issues relating to the activities of the Foundation: </text:p>
          </table:table-cell>
        </table:table-row>
        <table:table-row>
          <table:table-cell table:style-name="Table1.A1" office:value-type="string">
            <text:list xml:id="list185805668485039" text:continue-numbering="true" text:style-name="L1">
              <text:list-item>
                <text:list>
                  <text:list-item>
                    <text:list>
                      <text:list-item>
                        <text:p text:style-name="P1">Nõukogu liikmete ametisse nimetamise, tagasikutsumise ja ametiaja pikendamise otsustamine; </text:p>
                      </text:list-item>
                    </text:list>
                  </text:list-item>
                </text:list>
              </text:list-item>
            </text:list>
          </table:table-cell>
          <table:table-cell table:style-name="Table1.A1" office:value-type="string">
            <text:p text:style-name="Table_20_Contents">the appointment, removal and extension of the term of office of the members of Supervisory Board; </text:p>
          </table:table-cell>
        </table:table-row>
        <table:table-row>
          <table:table-cell table:style-name="Table1.A1" office:value-type="string">
            <text:list xml:id="list185804768949690" text:continue-numbering="true" text:style-name="L1">
              <text:list-item>
                <text:list>
                  <text:list-item>
                    <text:list>
                      <text:list-item>
                        <text:p text:style-name="P1">Nõukogu — liikmetele / tasu maksmise otsustamine vastavalt punktile 5.5; </text:p>
                      </text:list-item>
                    </text:list>
                  </text:list-item>
                </text:list>
              </text:list-item>
            </text:list>
          </table:table-cell>
          <table:table-cell table:style-name="Table1.A1" office:value-type="string">
            <text:p text:style-name="Table_20_Contents">the reimbursement of the members of Supervisory Board in accordance with clause 5.5; </text:p>
          </table:table-cell>
        </table:table-row>
        <table:table-row>
          <table:table-cell table:style-name="Table1.A1" office:value-type="string">
            <text:list xml:id="list185804363833909" text:continue-numbering="true" text:style-name="L1">
              <text:list-item>
                <text:list>
                  <text:list-item>
                    <text:list>
                      <text:list-item>
                        <text:p text:style-name="P1">otsuste vastu võtmine Sihtasutuse tegevust puudutavates küsimustes, mille otsustamiseks peab Nõukogu — vastavalt punktis 5.7 sätestatule ära kuulama soodustatud isikute seisukoha või mille otsustamiseks soovib Nõukogu vastavalt punktis 5.8 sätestatule ära kuulata soodustatud isikute seisukoha. </text:p>
                      </text:list-item>
                    </text:list>
                  </text:list-item>
                </text:list>
              </text:list-item>
            </text:list>
          </table:table-cell>
          <table:table-cell table:style-name="Table1.A1" office:value-type="string">
            <text:p text:style-name="Table_20_Contents">adopting of decisions on matters concerning the activities of the Foundation for which the Supervisory Board is reguired to hear the opinion of the beneficiaries in accordance with clause 5.7 or for which the Supervisory Board wishes to hear the opinion of the beneficiaries in accordance with clause 5.8. </text:p>
          </table:table-cell>
        </table:table-row>
        <table:table-row>
          <table:table-cell table:style-name="Table1.A1" office:value-type="string">
            <text:list xml:id="list185805130141603" text:continue-numbering="true" text:style-name="L1">
              <text:list-item>
                <text:list>
                  <text:list-item>
                    <text:p text:style-name="P1">Soodustatud isikute pädevuses oleva küsimuse otsustamiseks on vajalik soodustatud isikute otsuse vastu = võtmine, mille = tegemisel = lähtutakse järgmistest põhimõtetest. </text:p>
                  </text:list-item>
                </text:list>
              </text:list-item>
            </text:list>
          </table:table-cell>
          <table:table-cell table:style-name="Table1.A1" office:value-type="string">
            <text:p text:style-name="Table_20_Contents">For deciding a matter in the competence of the beneficiaries, a decision of the beneficiaries needs to be made based on the following principles. </text:p>
          </table:table-cell>
        </table:table-row>
        <table:table-row>
          <table:table-cell table:style-name="Table1.A1" office:value-type="string">
            <text:list xml:id="list185805435810823" text:continue-numbering="true" text:style-name="L1">
              <text:list-item>
                <text:list>
                  <text:list-item>
                    <text:list>
                      <text:list-item>
                        <text:p text:style-name="P1">Soodustatud isikute otsus loetakse vastu võetuks, kui selle poolt on antud vähemalt 2/3 soodustatud = isikute häältest, kul käesolevast põhikirjast ei tulene teisiti. </text:p>
                      </text:list-item>
                    </text:list>
                  </text:list-item>
                </text:list>
              </text:list-item>
            </text:list>
          </table:table-cell>
          <table:table-cell table:style-name="Table1.A1" office:value-type="string">
            <text:p text:style-name="Table_20_Contents">A decision of the beneficiaries is deemed to be adopted if at least 2/3 of the votes of the beneficiaries have been cast in favour of it, unless otherwise provided in these Articles of Association. </text:p>
          </table:table-cell>
        </table:table-row>
        <text:soft-page-break/>
        <table:table-row>
          <table:table-cell table:style-name="Table1.A1" office:value-type="string">
            <text:list xml:id="list185806000957292" text:continue-numbering="true" text:style-name="L1">
              <text:list-item>
                <text:list>
                  <text:list-item>
                    <text:list>
                      <text:list-item>
                        <text:p text:style-name="P1">Igal algsel soodustatud isikul on soodustatud isikute otsuste vastu võtmisel 1 hääl. Soodustatud isiku surma — korral jaguneb talle kuulunud hääl võrdsetes osades tema — pärijate vahel (nt kul soodustatud isikul on kokku kolm pärijat, saab igaüks nendest 1/3 vastavast häälest). Kui surnud soodustatud isikul pole surma hetkel pärijaid, jaguneb sellisele soodustatud isikule kuulunud hääl ülejäänud soodustatud = isikute vahel arvestades punktis 4.4.4 sätestatud põhimõtteid. </text:p>
                      </text:list-item>
                    </text:list>
                  </text:list-item>
                </text:list>
              </text:list-item>
            </text:list>
          </table:table-cell>
          <table:table-cell table:style-name="Table1.A1" office:value-type="string">
            <text:p text:style-name="Table_20_Contents">Each initial beneficiary has 1 vote in adopting the decisions of beneficiaries. In the event of the death of a beneficiary, the vote belonging to him shall be divided equally among his successors (e.g. if the beneficiary has a total of three successors, each of them will receive 1/3 of the corresponding vote). If the deceased beneficiary has no successor at the time of death, the vote belonging to such beneficiary will be divided among the remaining beneficiaries, taking into account the principles set out in clause 4.4.4. </text:p>
          </table:table-cell>
        </table:table-row>
        <table:table-row>
          <table:table-cell table:style-name="Table1.A1" office:value-type="string">
            <text:list xml:id="list185805612907114" text:continue-numbering="true" text:style-name="L1">
              <text:list-item>
                <text:list>
                  <text:list-item>
                    <text:p text:style-name="P1">Kõik soodustatud isikute koosolekud protokollitakse. Protokollile kirjutavad alla kõik koosolekul osalenud soodustatud isikud. Protokolli kantakse soodustatud isikute iga eriarvamus. </text:p>
                  </text:list-item>
                </text:list>
              </text:list-item>
            </text:list>
          </table:table-cell>
          <table:table-cell table:style-name="Table1.A1" office:value-type="string">
            <text:p text:style-name="Table_20_Contents">Minutes shall be taken of the meetings of the beneficiaries. The minutes are signed by all the beneficiaries who participate at the meeting. Every dissenting opinion of a beneficiary is entered in the minutes. </text:p>
          </table:table-cell>
        </table:table-row>
        <table:table-row>
          <table:table-cell table:style-name="Table1.A1" office:value-type="string">
            <text:list xml:id="list185805529924956" text:continue-numbering="true" text:style-name="L1">
              <text:list-item>
                <text:list>
                  <text:list-item>
                    <text:p text:style-name="P1">Soodustatud isikute otsus kehtib üksnes siis, kui sellele on lisatud Juhatuse poolt allkirjastatud soodustatud isikute nimekiri. </text:p>
                  </text:list-item>
                </text:list>
              </text:list-item>
            </text:list>
          </table:table-cell>
          <table:table-cell table:style-name="Table1.A1" office:value-type="string">
            <text:p text:style-name="Table_20_Contents">A resolution of the Beneficiaries, in order to be valid, must be provided together with a list of beneficiaries signed by the Management Board. </text:p>
          </table:table-cell>
        </table:table-row>
        <table:table-row>
          <table:table-cell table:style-name="Table1.A1" office:value-type="string">
            <text:list xml:id="list185805155092095" text:continue-numbering="true" text:style-name="L1">
              <text:list-item>
                <text:p text:style-name="P1">NÕUKOGU </text:p>
              </text:list-item>
            </text:list>
          </table:table-cell>
          <table:table-cell table:style-name="Table1.A1" office:value-type="string">
            <text:p text:style-name="Table_20_Contents">SUPERVISORY BOARD </text:p>
          </table:table-cell>
        </table:table-row>
        <table:table-row>
          <table:table-cell table:style-name="Table1.A1" office:value-type="string">
            <text:list xml:id="list185806080877444" text:continue-numbering="true" text:style-name="L1">
              <text:list-item>
                <text:list>
                  <text:list-item>
                    <text:p text:style-name="P1">Nõukogu kavandab Sihtasutuse tegevust ning korraldab = Sihtasutuse = juhtimist ja - teostab järelevalvet Juhatuse tegevuse üle. Nõukogu esindab Sihtasutuse vaidlustes ja tehingute tegemisel Juhatusega. </text:p>
                  </text:list-item>
                </text:list>
              </text:list-item>
            </text:list>
          </table:table-cell>
          <table:table-cell table:style-name="Table1.A1" office:value-type="string">
            <text:p text:style-name="Table_20_Contents">The Supervisory Board shall plan the activities of the Foundation, organise the management of the Foundation and supervise the activities of the Management Board. The Supervisory Board shall represent the Foundation in disputes and conclusion of transactions with the Management Board. </text:p>
          </table:table-cell>
        </table:table-row>
        <table:table-row>
          <table:table-cell table:style-name="Table1.A1" office:value-type="string">
            <text:list xml:id="list185805852368043" text:continue-numbering="true" text:style-name="L1">
              <text:list-item>
                <text:list>
                  <text:list-item>
                    <text:p text:style-name="P1">Sihtasutuse Nõukogusse kuulub kolm kuni viis liiget. Nõukogu liige on teovõimeline füüsiline isik. </text:p>
                  </text:list-item>
                </text:list>
              </text:list-item>
            </text:list>
          </table:table-cell>
          <table:table-cell table:style-name="Table1.A1" office:value-type="string">
            <text:p text:style-name="Table_20_Contents">The Supervisory Board of the Foundation shall be comprised of three to five members. A member of the Supervisory Board shall be a natural person with active legal capacity. </text:p>
          </table:table-cell>
        </table:table-row>
        <table:table-row>
          <table:table-cell table:style-name="Table1.A1" office:value-type="string">
            <text:list xml:id="list185805134509173" text:continue-numbering="true" text:style-name="L1">
              <text:list-item>
                <text:list>
                  <text:list-item>
                    <text:p text:style-name="P1">Nõukogu liige nimetatakse viieks aastaks, välja arvatud juhul, kui kohalduv õigus lubab pikemat perioodi, millisel juhul nimetatakse liige ametisse nii kauaks, kui see on kohalduva õigusega lubatud (kui kohalduv õigus lubab Nõukogu liikme ametisse nimetada määramata = ajaks, nimetatakse ta ametisse määramata ajaks). </text:p>
                  </text:list-item>
                </text:list>
              </text:list-item>
            </text:list>
          </table:table-cell>
          <table:table-cell table:style-name="Table1.A1" office:value-type="string">
            <text:p text:style-name="Table_20_Contents">A member of the Supervisory Board is to be appointed for a period of five years, unless applicable law permits a longer period, in which case the appointment will be for as long period as permitted by applicable law (if applicable law permits appointment for an indefinite period, the appointment shall be for an indefinite period). </text:p>
          </table:table-cell>
        </table:table-row>
        <text:soft-page-break/>
        <table:table-row>
          <table:table-cell table:style-name="Table1.A1" office:value-type="string">
            <text:list xml:id="list185804667559187" text:continue-numbering="true" text:style-name="L1">
              <text:list-item>
                <text:list>
                  <text:list-item>
                    <text:p text:style-name="P1">Asutajatel ja soodustatud isikutel on õigus Nõukogu liikmeid ametisse nimetada, tagasi kutsuda ja nende ametiaega pikendada: </text:p>
                  </text:list-item>
                </text:list>
              </text:list-item>
            </text:list>
          </table:table-cell>
          <table:table-cell table:style-name="Table1.A1" office:value-type="string">
            <text:p text:style-name="Table_20_Contents">The Founders and the beneficiaries have the right to appoint, remove and extend the terms of office of the members of the Supervisory Board: </text:p>
          </table:table-cell>
        </table:table-row>
        <table:table-row>
          <table:table-cell table:style-name="Table1.A1" office:value-type="string">
            <text:list xml:id="list185804465299419" text:continue-numbering="true" text:style-name="L1">
              <text:list-item>
                <text:list>
                  <text:list-item>
                    <text:list>
                      <text:list-item>
                        <text:p text:style-name="P1">otsusega, mille on heaks kiitnud vähemalt 2/3 asutajatest; </text:p>
                      </text:list-item>
                    </text:list>
                  </text:list-item>
                </text:list>
              </text:list-item>
            </text:list>
          </table:table-cell>
          <table:table-cell table:style-name="Table1.A1" office:value-type="string">
            <text:p text:style-name="Table_20_Contents">by a resolution that has been approved by at least 2/3 of the Founders; </text:p>
          </table:table-cell>
        </table:table-row>
        <table:table-row>
          <table:table-cell table:style-name="Table1.A1" office:value-type="string">
            <text:list xml:id="list185805285632347" text:continue-numbering="true" text:style-name="L1">
              <text:list-item>
                <text:list>
                  <text:list-item>
                    <text:list>
                      <text:list-item>
                        <text:p text:style-name="P1">soodustatud isikute otsusega vastavalt punktile 4.7; </text:p>
                      </text:list-item>
                    </text:list>
                  </text:list-item>
                </text:list>
              </text:list-item>
            </text:list>
          </table:table-cell>
          <table:table-cell table:style-name="Table1.A1" office:value-type="string">
            <text:p text:style-name="Table_20_Contents">the beneficiaries by their resolution according to clause 4.7; </text:p>
          </table:table-cell>
        </table:table-row>
        <table:table-row>
          <table:table-cell table:style-name="Table1.A1" office:value-type="string">
            <text:list xml:id="list185806010335405" text:continue-numbering="true" text:style-name="L1">
              <text:list-item>
                <text:list>
                  <text:list-item>
                    <text:list>
                      <text:list-item>
                        <text:p text:style-name="P1">asutaja piiratud teovõime ajal (vähemalt ulatuses, milles ta ei suuda Sihtasutusega seotud toimingutest aru saada või neid juhtida) või alates tema suhtes ajutise halduri määramisest kuni pankrotimenetluse algatamata jätmiseni (sh raugemise tõttu) või pankrotimenetluse lõppemiseni, on ainult soodustatud isikutel õigus Nõukogu liikmeid ametisse nimetada, tagasi kutsuda ja nende ametiaega pikendada. </text:p>
                      </text:list-item>
                    </text:list>
                  </text:list-item>
                </text:list>
              </text:list-item>
            </text:list>
          </table:table-cell>
          <table:table-cell table:style-name="Table1.A1" office:value-type="string">
            <text:p text:style-name="Table_20_Contents">during the limited legal capacity of the founder (at least to the extent that he or she is unable to understand or manage the acts related to the Foundation) or from the appointment of an interim administrator with respect to him or her until the failure to initiate bankruptcy proceedings (including due to abatement) or the termination of bankruptcy proceedings, only the beneficiaries are allowed to appoint, remove and extend the terms of office of the members of the Supervisory Board. </text:p>
          </table:table-cell>
        </table:table-row>
        <table:table-row>
          <table:table-cell table:style-name="Table1.A1" office:value-type="string">
            <text:list xml:id="list185806235986596" text:continue-numbering="true" text:style-name="L1">
              <text:list-item>
                <text:list>
                  <text:list-item>
                    <text:p text:style-name="P1">Nõukogu liikmetele võib maksta tasu nende seadusest ja — põhikirjast tulenevate - üldiste ülesannete - täitmise eest. Tasu maksmise otsustavad ja tasu suuruse kinnitavad soodustatud isikud oma otsusega. </text:p>
                  </text:list-item>
                </text:list>
              </text:list-item>
            </text:list>
          </table:table-cell>
          <table:table-cell table:style-name="Table1.A1" office:value-type="string">
            <text:p text:style-name="Table_20_Contents">Remuneration for performing their general tasks based on the law and the Articles of Association may be paid to the members of the Supervisory Board. Payment of remuneration is decided and the amount of the remuneration is approved by the beneficiaries by their decision. </text:p>
          </table:table-cell>
        </table:table-row>
        <table:table-row>
          <table:table-cell table:style-name="Table1.A1" office:value-type="string">
            <text:list xml:id="list185805531279816" text:continue-numbering="true" text:style-name="L1">
              <text:list-item>
                <text:list>
                  <text:list-item>
                    <text:p text:style-name="P1">Nõukogu otsustab Sihtasutuse tegevuse seisukohalt = oluliste Sihtasutuse = igapäevase tegevuse raamest = väljuvate küsimuste — üle, eelkõige: </text:p>
                  </text:list-item>
                </text:list>
              </text:list-item>
            </text:list>
          </table:table-cell>
          <table:table-cell table:style-name="Table1.A1" office:value-type="string">
            <text:p text:style-name="Table_20_Contents">The Supervisory Board decides on matters of importance to the Foundation’s activities that are outside the scope of the Foundation’s day-to-day activities, in particular: </text:p>
          </table:table-cell>
        </table:table-row>
        <table:table-row>
          <table:table-cell table:style-name="Table1.A1" office:value-type="string">
            <text:list xml:id="list185805662794490" text:continue-numbering="true" text:style-name="L1">
              <text:list-item>
                <text:list>
                  <text:list-item>
                    <text:list>
                      <text:list-item>
                        <text:p text:style-name="P1">Juhatuse liikmete ametisse nimetamise, tagasikutsumise ja ametiaja pikendamise otsustamine; </text:p>
                      </text:list-item>
                    </text:list>
                  </text:list-item>
                </text:list>
              </text:list-item>
            </text:list>
          </table:table-cell>
          <table:table-cell table:style-name="Table1.A1" office:value-type="string">
            <text:p text:style-name="Table_20_Contents">appointment, removal or extension of the term of office of a member of the Management Board; </text:p>
          </table:table-cell>
        </table:table-row>
        <table:table-row>
          <table:table-cell table:style-name="Table1.A1" office:value-type="string">
            <text:list xml:id="list185804873234282" text:continue-numbering="true" text:style-name="L1">
              <text:list-item>
                <text:list>
                  <text:list-item>
                    <text:list>
                      <text:list-item>
                        <text:p text:style-name="P1">Sihtasutuse vara võõrandamise vol koormamise otsustamine; </text:p>
                      </text:list-item>
                    </text:list>
                  </text:list-item>
                </text:list>
              </text:list-item>
            </text:list>
          </table:table-cell>
          <table:table-cell table:style-name="Table1.A1" office:value-type="string">
            <text:p text:style-name="Table_20_Contents">transfer or encumbrance of the assets of the Foundation; </text:p>
          </table:table-cell>
        </table:table-row>
        <table:table-row>
          <table:table-cell table:style-name="Table1.A1" office:value-type="string">
            <text:list xml:id="list185806138756927" text:continue-numbering="true" text:style-name="L1">
              <text:list-item>
                <text:list>
                  <text:list-item>
                    <text:list>
                      <text:list-item>
                        <text:p text:style-name="P1">soodustatud isikutele valjamaksete tegemise otsustamine arvestades punktis 3 sätestatut; </text:p>
                      </text:list-item>
                    </text:list>
                  </text:list-item>
                </text:list>
              </text:list-item>
            </text:list>
          </table:table-cell>
          <table:table-cell table:style-name="Table1.A1" office:value-type="string">
            <text:p text:style-name="Table_20_Contents">the making — of disbursements to beneficiaries, taking into account the provisions of clause 3; </text:p>
          </table:table-cell>
        </table:table-row>
        <table:table-row>
          <table:table-cell table:style-name="Table1.A1" office:value-type="string">
            <text:list xml:id="list185805405890700" text:continue-numbering="true" text:style-name="L1">
              <text:list-item>
                <text:list>
                  <text:list-item>
                    <text:list>
                      <text:list-item>
                        <text:p text:style-name="P1">kui Sihtasutus on asutanud = vastavalt punktile 3.13 oma vara haldamiseks <text:soft-page-break/>valdusühingu, siis otsustab Nõukogu ka: </text:p>
                      </text:list-item>
                    </text:list>
                  </text:list-item>
                </text:list>
              </text:list-item>
            </text:list>
          </table:table-cell>
          <table:table-cell table:style-name="Table1.A1" office:value-type="string">
            <text:p text:style-name="Table_20_Contents">if the Foundation has decided to establish a holding company for administration of its <text:soft-page-break/>assets in accordance with clause 3.13, the Supervisory Board will also decide: </text:p>
          </table:table-cell>
        </table:table-row>
        <table:table-row>
          <table:table-cell table:style-name="Table1.A1" office:value-type="string">
            <text:list xml:id="list185806293484452" text:continue-numbering="true" text:style-name="L1">
              <text:list-item>
                <text:list>
                  <text:list-item>
                    <text:list>
                      <text:list-item>
                        <text:list>
                          <text:list-item>
                            <text:p text:style-name="P1">Sihtasutuse poolt valdusühingu juhtorgani liikmete nimetamise, tagasikutsumise ja ametiaja pikendamise; </text:p>
                          </text:list-item>
                        </text:list>
                      </text:list-item>
                    </text:list>
                  </text:list-item>
                </text:list>
              </text:list-item>
            </text:list>
          </table:table-cell>
          <table:table-cell table:style-name="Table1.A1" office:value-type="string">
            <text:p text:style-name="Table_20_Contents">on the appointment, removal and extension of the terms of office of the members of the managing body of the holding company by the Foundation; </text:p>
          </table:table-cell>
        </table:table-row>
        <table:table-row>
          <table:table-cell table:style-name="Table1.A1" office:value-type="string">
            <text:list xml:id="list185806260788389" text:continue-numbering="true" text:style-name="L1">
              <text:list-item>
                <text:list>
                  <text:list-item>
                    <text:list>
                      <text:list-item>
                        <text:list>
                          <text:list-item>
                            <text:p text:style-name="P1">Sihtasutuse või selle esindajate poolt mistahes osaniku või juhtorgani liikme õiguste teostamise, millega kaasneb valdusühingu majandusaasta aruande kinnitamine, kasumi = jaotamise ja osanikele = väljamaksete tegemise otsustamine, osaniku välja arvamise või uue osaniku vastu võtmine, valdusühingu lõpetamise või selle ühinemise, jagunemise või ümberkujundamise otsustamine; </text:p>
                          </text:list-item>
                        </text:list>
                      </text:list-item>
                    </text:list>
                  </text:list-item>
                </text:list>
              </text:list-item>
            </text:list>
          </table:table-cell>
          <table:table-cell table:style-name="Table1.A1" office:value-type="string">
            <text:p text:style-name="Table_20_Contents">the exercising by the Foundation or its representatives of any of the rights of a partner or of a member of the managing body entailing the approval of the annual accounts of the holding company, the distribution of profits and the making of disbursements to partners, the removal of a partner or the admission of a new partner, the dissolution of the holding company or its merger, division or transformation; </text:p>
          </table:table-cell>
        </table:table-row>
        <table:table-row>
          <table:table-cell table:style-name="Table1.A1" office:value-type="string">
            <text:list xml:id="list185805780208366" text:continue-numbering="true" text:style-name="L1">
              <text:list-item>
                <text:list>
                  <text:list-item>
                    <text:list>
                      <text:list-item>
                        <text:list>
                          <text:list-item>
                            <text:p text:style-name="P1">valdusühingu omatavatest osalustest tulenevate osaniku-, aktsionäri või liikme õiguste teostamine kui sellega kaasneb hääleõiguse või Sarnase õiguse teostamine valdusühingu poolt juriidilise isiku suhtes, milles valdusühing omab — (otseselt - või kaudselt) osalust ja mille sisuks on sellise juriidilise isiku juhtorgani liikme valimine, = majandusaasta - aruande kinnitamine, kasumi jaotamise otsustamine, kapitali suurendamine või vähendamine, ühinemise, jagunemise või ümberkujundamise otsustamine; </text:p>
                          </text:list-item>
                        </text:list>
                      </text:list-item>
                    </text:list>
                  </text:list-item>
                </text:list>
              </text:list-item>
            </text:list>
          </table:table-cell>
          <table:table-cell table:style-name="Table1.A1" office:value-type="string">
            <text:p text:style-name="Table_20_Contents">the exercising of the rights of a partner, shareholder or member resulting from the holdings possessed by the holding company if this entails exercising the right to vote or a similar right by the holding company in regard to a legal entity in which the holding company holds (directly or _ indirectly) a participation, and which entails the election of a member of the managing body of such a legal entity, the approval of the annual accounts, the decision on the distribution of profits, the increase or reduction of capital, the decision on a merger, division or transformation; </text:p>
          </table:table-cell>
        </table:table-row>
        <table:table-row>
          <table:table-cell table:style-name="Table1.A1" office:value-type="string">
            <text:list xml:id="list185805962474156" text:continue-numbering="true" text:style-name="L1">
              <text:list-item>
                <text:list>
                  <text:list-item>
                    <text:list>
                      <text:list-item>
                        <text:list>
                          <text:list-item>
                            <text:p text:style-name="P1">valdusühingu = poolt = (otseselt - või kaudselt) muus - juriidilises isikus omatavate osaluste võõrandamise või koormamise; </text:p>
                          </text:list-item>
                        </text:list>
                      </text:list-item>
                    </text:list>
                  </text:list-item>
                </text:list>
              </text:list-item>
            </text:list>
          </table:table-cell>
          <table:table-cell table:style-name="Table1.A1" office:value-type="string">
            <text:p text:style-name="Table_20_Contents">transfer or encumbrance of the participation in other legal entity, (directly or indirectly) owned by the holding company; </text:p>
          </table:table-cell>
        </table:table-row>
        <table:table-row>
          <table:table-cell table:style-name="Table1.A1" office:value-type="string">
            <text:list xml:id="list185805548078615" text:continue-numbering="true" text:style-name="L1">
              <text:list-item>
                <text:list>
                  <text:list-item>
                    <text:list>
                      <text:list-item>
                        <text:p text:style-name="P1">kui Sihtasutusele kuulub mõne muu juriidilise isiku osalus, mida ei omata vastavalt punktile 3.13 asutatud valdusühingu kaudu, kohaldatakse alapunktis 5.6.4 sätestatut vastavalt ka sellest osalusest tulenevate osanikuaktsionäri või liikme õiguste teostamisele; </text:p>
                      </text:list-item>
                    </text:list>
                  </text:list-item>
                </text:list>
              </text:list-item>
            </text:list>
          </table:table-cell>
          <table:table-cell table:style-name="Table1.A1" office:value-type="string">
            <text:p text:style-name="Table_20_Contents">if the Foundation holds a participation in another legal entity which is not owned through a holding company established in accordance with clause 3.13, the provisions of subitem 5.6.4 shall apply accordingly to the exercise of the rights of a partner, shareholder or member arising from such participation; </text:p>
          </table:table-cell>
        </table:table-row>
        <table:table-row>
          <table:table-cell table:style-name="Table1.A1" office:value-type="string">
            <text:list xml:id="list185806226996203" text:continue-numbering="true" text:style-name="L1">
              <text:list-item>
                <text:list>
                  <text:list-item>
                    <text:list>
                      <text:list-item>
                        <text:p text:style-name="P1">otsuste vastu võtmine auditi läbiviimise ja audiitorite määramise kohta vastavalt punktile 8; </text:p>
                      </text:list-item>
                    </text:list>
                  </text:list-item>
                </text:list>
              </text:list-item>
            </text:list>
          </table:table-cell>
          <table:table-cell table:style-name="Table1.A1" office:value-type="string">
            <text:p text:style-name="Table_20_Contents">adopting decisions relating to conducting an audit and appointment of auditors in accordance with clause 8; </text:p>
          </table:table-cell>
        </table:table-row>
        <text:soft-page-break/>
        <table:table-row>
          <table:table-cell table:style-name="Table1.A1" office:value-type="string">
            <text:list xml:id="list185805356504254" text:continue-numbering="true" text:style-name="L1">
              <text:list-item>
                <text:list>
                  <text:list-item>
                    <text:list>
                      <text:list-item>
                        <text:p text:style-name="P1">Sihtasutuse põhikirja muutmise otsustamine arvestades punktis 9 sätestatut; </text:p>
                      </text:list-item>
                    </text:list>
                  </text:list-item>
                </text:list>
              </text:list-item>
            </text:list>
          </table:table-cell>
          <table:table-cell table:style-name="Table1.A1" office:value-type="string">
            <text:p text:style-name="Table_20_Contents">deciding on amendments to the Articles of Association, taking into account the provisions set forth in clause 9; </text:p>
          </table:table-cell>
        </table:table-row>
        <table:table-row>
          <table:table-cell table:style-name="Table1.A1" office:value-type="string">
            <text:list xml:id="list185805127938167" text:continue-numbering="true" text:style-name="L1">
              <text:list-item>
                <text:list>
                  <text:list-item>
                    <text:list>
                      <text:list-item>
                        <text:p text:style-name="P1">Sihtasutuse lõpetamise otsustamine, arvestades punktis 11 sätestatut. </text:p>
                      </text:list-item>
                    </text:list>
                  </text:list-item>
                </text:list>
              </text:list-item>
            </text:list>
          </table:table-cell>
          <table:table-cell table:style-name="Table1.A1" office:value-type="string">
            <text:p text:style-name="Table_20_Contents">deciding on the dissolution of the Foundation, taking into account the provisions set forth in clause 11. </text:p>
          </table:table-cell>
        </table:table-row>
        <table:table-row>
          <table:table-cell table:style-name="Table1.A1" office:value-type="string">
            <text:list xml:id="list185804683901017" text:continue-numbering="true" text:style-name="L1">
              <text:list-item>
                <text:list>
                  <text:list-item>
                    <text:p text:style-name="P1">Nõukogu kuulab enne mistahes punkti 5.6.1, 5.6.2, 5.6.4, 5.6.5, 5.6.8 . nimetatud = Sihtasutuse tegevusega seotud küsimuse otsustamist ara soodustatud isikute seisukoha ning ei tee nimetatud küsimuses otsust ilma, et sellise otsuse tegemine oleks eelnevalt heaks kiidetud soodustatud isikute otsusega, mis on vastu võetud punktis 4.7 sätestatud viisil. </text:p>
                  </text:list-item>
                </text:list>
              </text:list-item>
            </text:list>
          </table:table-cell>
          <table:table-cell table:style-name="Table1.A1" office:value-type="string">
            <text:p text:style-name="Table_20_Contents">Before deciding on any matter relating to the operation of the Foundation that is referred to in clause 5.6.1, 5.6.2, 5.6.4, 5.6.5, 5.6.8 the Supervisory Board shall hear the views of the beneficiaries and will not pass any resolution on such matters without the prior approval of such a resolution by a decision of the beneficiaries adopted in the manner provided for in clause 4.7. </text:p>
          </table:table-cell>
        </table:table-row>
        <table:table-row>
          <table:table-cell table:style-name="Table1.A1" office:value-type="string">
            <text:list xml:id="list185805556379651" text:continue-numbering="true" text:style-name="L1">
              <text:list-item>
                <text:list>
                  <text:list-item>
                    <text:p text:style-name="P1">Nõukogu otsusel võib Nõukogu ka punktis 5.7 nimetamata Sihtasutuse tegevusega seotud olulise küsimuse otsustamiseks kuulata ära soodustatud isikute seisukoha. Sellisel juhul võib Nõukogu otsustada, et Nõukogu ei tee nimetatud küsimuses otsust ilma, et sellise otsuse tegemine oleks eelnevalt kiidetud heaks soodustatud isikute otsusega, mis on vastu võetud punktis 4.7 sätestatud viisil. </text:p>
                  </text:list-item>
                </text:list>
              </text:list-item>
            </text:list>
          </table:table-cell>
          <table:table-cell table:style-name="Table1.A1" office:value-type="string">
            <text:p text:style-name="Table_20_Contents">By a resolution of the Supervisory Board, the Supervisory Board may also hear the opinion of the beneficiaries in order to decide on an important matter relating to the activities of the Foundation other than those referred to in clause 5.7. In sucha case, the Supervisory Board may decide that the Supervisory Board will not pass a resolution on the matter without the prior approval of such a resolution by a decision of the beneficiaries adopted in the manner set out in clause 4.7. </text:p>
          </table:table-cell>
        </table:table-row>
        <table:table-row>
          <table:table-cell table:style-name="Table1.A1" office:value-type="string">
            <text:list xml:id="list185805244890993" text:continue-numbering="true" text:style-name="L1">
              <text:list-item>
                <text:list>
                  <text:list-item>
                    <text:p text:style-name="P1">Nõukogu liikme tagasi kutsumisel või uue Nõukogu liikme nimetamisel teeb Juhatus vajalikud toimingud Nõukogu liikmete hulgas toimunud muudatuse kandmiseks sihtasutuste registrisse viivitamatult pärast vastava vormikohase otsuse Juhatusele esitamisest. </text:p>
                  </text:list-item>
                </text:list>
              </text:list-item>
            </text:list>
          </table:table-cell>
          <table:table-cell table:style-name="Table1.A1" office:value-type="string">
            <text:p text:style-name="Table_20_Contents">Upon removing a member of the Supervisory Board or appointment of a new member of the Supervisory Board, the Management Board will take the necessary steps to enter the change in the membership of the Supervisory Board in the Foundations register without delay after the relevant formal decision has been submitted to the Management Board. </text:p>
          </table:table-cell>
        </table:table-row>
        <table:table-row>
          <table:table-cell table:style-name="Table1.A1" office:value-type="string">
            <text:list xml:id="list185805640934232" text:continue-numbering="true" text:style-name="L1">
              <text:list-item>
                <text:p text:style-name="P1">NÕUKOGU KOOSOLEKUD </text:p>
              </text:list-item>
            </text:list>
          </table:table-cell>
          <table:table-cell table:style-name="Table1.A1" office:value-type="string">
            <text:p text:style-name="Table_20_Contents">SUPERVISORY BOARD MEETINGS </text:p>
          </table:table-cell>
        </table:table-row>
        <table:table-row>
          <table:table-cell table:style-name="Table1.A1" office:value-type="string">
            <text:list xml:id="list185804812129921" text:continue-numbering="true" text:style-name="L1">
              <text:list-item>
                <text:list>
                  <text:list-item>
                    <text:p text:style-name="P1">Sihtasutuse Nõukogu liikmed valivad endi hulgast esimehe ja aseesimehe. Sihtasutuse Nõukogu esimees: </text:p>
                  </text:list-item>
                </text:list>
              </text:list-item>
            </text:list>
          </table:table-cell>
          <table:table-cell table:style-name="Table1.A1" office:value-type="string">
            <text:p text:style-name="Table_20_Contents">The members of the Supervisory Board of the Foundation shall elect a chair and deputy chair from among themselves. The chair of the Supervisory Board of the Foundation shall: </text:p>
          </table:table-cell>
        </table:table-row>
        <table:table-row>
          <table:table-cell table:style-name="Table1.A1" office:value-type="string">
            <text:list xml:id="list185806437314538" text:continue-numbering="true" text:style-name="L1">
              <text:list-item>
                <text:list>
                  <text:list-item>
                    <text:list>
                      <text:list-item>
                        <text:p text:style-name="P1">korraldab Nõukogu tegevust; </text:p>
                      </text:list-item>
                    </text:list>
                  </text:list-item>
                </text:list>
              </text:list-item>
            </text:list>
          </table:table-cell>
          <table:table-cell table:style-name="Table1.A1" office:value-type="string">
            <text:p text:style-name="Table_20_Contents">organise the activities of the Supervisory <text:soft-page-break/>Board; </text:p>
          </table:table-cell>
        </table:table-row>
        <table:table-row>
          <table:table-cell table:style-name="Table1.A1" office:value-type="string">
            <text:list xml:id="list185805701573401" text:continue-numbering="true" text:style-name="L1">
              <text:list-item>
                <text:list>
                  <text:list-item>
                    <text:list>
                      <text:list-item>
                        <text:p text:style-name="P1">juhatab Nõukogu koosolekuid; </text:p>
                      </text:list-item>
                    </text:list>
                  </text:list-item>
                </text:list>
              </text:list-item>
            </text:list>
          </table:table-cell>
          <table:table-cell table:style-name="Table1.A1" office:value-type="string">
            <text:p text:style-name="Table_20_Contents">chair the meetings of the Supervisory Board; </text:p>
          </table:table-cell>
        </table:table-row>
        <table:table-row>
          <table:table-cell table:style-name="Table1.A1" office:value-type="string">
            <text:list xml:id="list185805777288969" text:continue-numbering="true" text:style-name="L1">
              <text:list-item>
                <text:list>
                  <text:list-item>
                    <text:list>
                      <text:list-item>
                        <text:p text:style-name="P1">kontrollib Nõukogu otsuste täitmist; </text:p>
                      </text:list-item>
                    </text:list>
                  </text:list-item>
                </text:list>
              </text:list-item>
            </text:list>
          </table:table-cell>
          <table:table-cell table:style-name="Table1.A1" office:value-type="string">
            <text:p text:style-name="Table_20_Contents">verify the adherence to the resolutions of the Supervisory Board; </text:p>
          </table:table-cell>
        </table:table-row>
        <table:table-row>
          <table:table-cell table:style-name="Table1.A1" office:value-type="string">
            <text:list xml:id="list185806286540037" text:continue-numbering="true" text:style-name="L1">
              <text:list-item>
                <text:list>
                  <text:list-item>
                    <text:list>
                      <text:list-item>
                        <text:p text:style-name="P1">esindab Nõukogu; </text:p>
                      </text:list-item>
                    </text:list>
                  </text:list-item>
                </text:list>
              </text:list-item>
            </text:list>
          </table:table-cell>
          <table:table-cell table:style-name="Table1.A1" office:value-type="string">
            <text:p text:style-name="Table_20_Contents">represent the Supervisory Board; </text:p>
          </table:table-cell>
        </table:table-row>
        <table:table-row table:style-name="Table1.86">
          <table:table-cell table:style-name="Table1.A1" office:value-type="string">
            <text:list xml:id="list185805028104433" text:continue-numbering="true" text:style-name="L1">
              <text:list-item>
                <text:list>
                  <text:list-item>
                    <text:list>
                      <text:list-item>
                        <text:p text:style-name="P1">teeb vajadusel ettepanekuid Nõukogu liikmete tagasikutsumise ja nimetamise kohta.</text:p>
                      </text:list-item>
                    </text:list>
                  </text:list-item>
                </text:list>
              </text:list-item>
            </text:list>
          </table:table-cell>
          <table:table-cell table:style-name="Table1.A1" office:value-type="string">
            <text:p text:style-name="Table_20_Contents">make proposals regarding the removal and appointment of members of the Supervisory Board, if necessary. </text:p>
          </table:table-cell>
        </table:table-row>
        <table:table-row>
          <table:table-cell table:style-name="Table1.A1" office:value-type="string">
            <text:list xml:id="list185806338787912" text:continue-numbering="true" text:style-name="L1">
              <text:list-item>
                <text:list>
                  <text:list-item>
                    <text:p text:style-name="P1">Nõukogu esimehe äraolekul või puudumisel täidab tema ülesandeid ja omab esimehe õigusi Nõukogu aseesimees. </text:p>
                  </text:list-item>
                </text:list>
              </text:list-item>
            </text:list>
          </table:table-cell>
          <table:table-cell table:style-name="Table1.A1" office:value-type="string">
            <text:p text:style-name="Table_20_Contents">In the absence of the chair of the Supervisory Board, the deputy chair of the Supervisory Board shall fulfil the tasks and hold the rights of the chair. </text:p>
          </table:table-cell>
        </table:table-row>
        <table:table-row>
          <table:table-cell table:style-name="Table1.A1" office:value-type="string">
            <text:list xml:id="list185805771364084" text:continue-numbering="true" text:style-name="L1">
              <text:list-item>
                <text:list>
                  <text:list-item>
                    <text:p text:style-name="P1">Nõukogu koosolekud toimuvad vastavalt vajadusele, kuid mitte harvemini kui üks kord 6 (kuue) kuu jooksul. Nõukogu koosoleku kutsub kokku Nõukogu esimees või teda asendav aseesimees. Nõukogu koosolek kutsutakse kokku, kui seda nõuab asutajaõiguste teostaja, Nõukogu liige, Juhatus või audiitor. Koosoleku kutse saadetakse Nõukogu liikmetele kirjalikult voi elektrooniliselt vähemalt 20 (kakskümmend) päeva enne koosoleku toimumist. Kutses peab olema ära märgitud koosoleku toimumise aeg ja koht ning koosoleku päevakord. </text:p>
                  </text:list-item>
                </text:list>
              </text:list-item>
            </text:list>
          </table:table-cell>
          <table:table-cell table:style-name="Table1.A1" office:value-type="string">
            <text:p text:style-name="Table_20_Contents">Meetings of the Supervisory Board shall be held when necessary but not less frequently than once every 6 (six) months. A meeting of the Supervisory Board shall be called by the chair of the Supervisory Board or by the deputy chair substituting for the chair. The meeting of the Supervisory Board shall be called, if this is demanded by the person exercising the rights of the founder, member of the Supervisory Board, the Management Board or an auditor. Notice of the meeting shall be sent to the members of the Supervisory Board in writing or electronically at least 20 (twenty) days prior to the meeting. The notice shall set out the time and place of the meeting and the agenda for the meeting. </text:p>
          </table:table-cell>
        </table:table-row>
        <table:table-row>
          <table:table-cell table:style-name="Table1.A1" office:value-type="string">
            <text:list xml:id="list185806130539251" text:continue-numbering="true" text:style-name="L1">
              <text:list-item>
                <text:list>
                  <text:list-item>
                    <text:p text:style-name="P1">Nõukogu koosolek on otsustusvõimeline, kui sellest võtab osa üle poole Nõukogu liikmetest, sealhulgas Nõukogu esimees või teda asendav aseesimees. </text:p>
                  </text:list-item>
                </text:list>
              </text:list-item>
            </text:list>
          </table:table-cell>
          <table:table-cell table:style-name="Table1.A1" office:value-type="string">
            <text:p text:style-name="Table_20_Contents">A meeting of the Supervisory Board has a quorum and shall be authorised to adopt resolutions if more than half of the members of the Supervisory Board, including the chair or the deputy chair substituting for the chair of the Supervisory Board, participate in the meeting. </text:p>
          </table:table-cell>
        </table:table-row>
        <table:table-row>
          <table:table-cell table:style-name="Table1.A1" office:value-type="string">
            <text:list xml:id="list185806195194563" text:continue-numbering="true" text:style-name="L1">
              <text:list-item>
                <text:list>
                  <text:list-item>
                    <text:p text:style-name="P1">Igal Nõukogu liikmel on 1 (üks) hääl. Nõukogu liikmel ei ole õigust hääletamisest keelduda või jääda = erapooletuks, välja arvatud seaduses sätestatud juhtudel. </text:p>
                  </text:list-item>
                </text:list>
              </text:list-item>
            </text:list>
          </table:table-cell>
          <table:table-cell table:style-name="Table1.A1" office:value-type="string">
            <text:p text:style-name="Table_20_Contents">Each member of the Supervisory Board shall have 1 (one) vote. A member of the Supervisory Board shall not have the right to abstain from voting or to remain undecided, unless this is provided by law. </text:p>
          </table:table-cell>
        </table:table-row>
        <text:soft-page-break/>
        <table:table-row>
          <table:table-cell table:style-name="Table1.A1" office:value-type="string">
            <text:list xml:id="list185805233863602" text:continue-numbering="true" text:style-name="L1">
              <text:list-item>
                <text:list>
                  <text:list-item>
                    <text:p text:style-name="P1">Nõukogu otsus on vastu võetud, kui selle poolt hääletas vähemalt 2/3 koosolekul osalenud liikmetest. Juhul, kui hääled jagunevad võrdselt, on otsustavaks Nõukogu esimehe hääl. </text:p>
                  </text:list-item>
                </text:list>
              </text:list-item>
            </text:list>
          </table:table-cell>
          <table:table-cell table:style-name="Table1.A1" office:value-type="string">
            <text:p text:style-name="Table_20_Contents">A resolution of the Supervisory Board is adopted if more than 2/3 of the members participating at the meeting vote in favour. Upon an equal division of votes, the chair of the Supervisory Board shall have the deciding vote. </text:p>
          </table:table-cell>
        </table:table-row>
        <table:table-row>
          <table:table-cell table:style-name="Table1.A1" office:value-type="string">
            <text:list xml:id="list185805510427059" text:continue-numbering="true" text:style-name="L1">
              <text:list-item>
                <text:list>
                  <text:list-item>
                    <text:p text:style-name="P1">Järgmiste otsuste vastuvõtmiseks on vajalik kõigi Nõukogu liikmete nõusolek: </text:p>
                  </text:list-item>
                </text:list>
              </text:list-item>
            </text:list>
          </table:table-cell>
          <table:table-cell table:style-name="Table1.A1" office:value-type="string">
            <text:p text:style-name="Table_20_Contents">In order to pass the following resolutions, the approval of all members of the Supervisory Board is necessary: </text:p>
          </table:table-cell>
        </table:table-row>
        <table:table-row>
          <table:table-cell table:style-name="Table1.A1" office:value-type="string">
            <text:list xml:id="list185805305160715" text:continue-numbering="true" text:style-name="L1">
              <text:list-item>
                <text:list>
                  <text:list-item>
                    <text:list>
                      <text:list-item>
                        <text:p text:style-name="P1">Sihtasutuse põhikirja muutmine; </text:p>
                      </text:list-item>
                    </text:list>
                  </text:list-item>
                </text:list>
              </text:list-item>
            </text:list>
          </table:table-cell>
          <table:table-cell table:style-name="Table1.A1" office:value-type="string">
            <text:p text:style-name="Table_20_Contents">amending the Articles of Association of the Foundation; </text:p>
          </table:table-cell>
        </table:table-row>
        <table:table-row>
          <table:table-cell table:style-name="Table1.A1" office:value-type="string">
            <text:list xml:id="list185806020809969" text:continue-numbering="true" text:style-name="L1">
              <text:list-item>
                <text:list>
                  <text:list-item>
                    <text:list>
                      <text:list-item>
                        <text:p text:style-name="P1">Sihtasutuse vara - võõrandamise — või koormamise otsustamine; </text:p>
                      </text:list-item>
                    </text:list>
                  </text:list-item>
                </text:list>
              </text:list-item>
            </text:list>
          </table:table-cell>
          <table:table-cell table:style-name="Table1.A1" office:value-type="string">
            <text:p text:style-name="Table_20_Contents">passing the resolution for transfer or encumbrance of the assets of the Foundation; </text:p>
          </table:table-cell>
        </table:table-row>
        <table:table-row>
          <table:table-cell table:style-name="Table1.A1" office:value-type="string">
            <text:list xml:id="list185805047251946" text:continue-numbering="true" text:style-name="L1">
              <text:list-item>
                <text:list>
                  <text:list-item>
                    <text:list>
                      <text:list-item>
                        <text:p text:style-name="P1">otsustamine Sihtasutuse lõpetamise kohta. </text:p>
                      </text:list-item>
                    </text:list>
                  </text:list-item>
                </text:list>
              </text:list-item>
            </text:list>
          </table:table-cell>
          <table:table-cell table:style-name="Table1.A1" office:value-type="string">
            <text:p text:style-name="Table_20_Contents">deciding about the dissolution of the Foundation. </text:p>
          </table:table-cell>
        </table:table-row>
        <table:table-row>
          <table:table-cell table:style-name="Table1.A1" office:value-type="string">
            <text:list xml:id="list185805037670481" text:continue-numbering="true" text:style-name="L1">
              <text:list-item>
                <text:list>
                  <text:list-item>
                    <text:p text:style-name="P1">Nõukogu võib teha otsuse koosolekut kokku kutsumata, kui otsuse poolt hääletavad kirjalikult kõik Nõukogu liikmed. Otsuse vastuvõtmisel Nõukogu koosolekut kokku kutsumata saadab Nõukogu esimees vastava otsuse eelnõu kõigile Nõukogu liikmetele, määrates tähtaja, mille jooksul Nõukogu liige peab esitama oma seisukoha. Kui Nõukogu liige ei teata nimetatud tähtaja jooksul, kas ta on otsuse poolt või vastu, loetakse, et ta hääletab otsuse vastu. </text:p>
                  </text:list-item>
                </text:list>
              </text:list-item>
            </text:list>
          </table:table-cell>
          <table:table-cell table:style-name="Table1.A1" office:value-type="string">
            <text:p text:style-name="Table_20_Contents">The Supervisory Board may pass a resolution without calling the meeting when all members of the Supervisory Board vote in writing in favour of it. When passing a resolution without calling a Supervisory Board meeting, the Chair of the Supervisory Board sends a draft of the resolution to all members of the Supervisory Board, setting a term when the member of the Supervisory Board must present their position. If a member of the Supervisory Board does not give notice of whether they are in favour of or opposed to the resolution during this term, it is deemed that they voted against the resolution. </text:p>
          </table:table-cell>
        </table:table-row>
        <table:table-row>
          <table:table-cell table:style-name="Table1.A1" office:value-type="string">
            <text:list xml:id="list185805774729481" text:continue-numbering="true" text:style-name="L1">
              <text:list-item>
                <text:list>
                  <text:list-item>
                    <text:p text:style-name="P1">Nõukogu liige võib Nõukogu koosolekul osaleda ja teostada oma õigusi elektrooniliste vahendite abil ilma koosolekul füüsiliselt kohal olemata, reaalajas toimuva kahesuunalise side abil või muul sellesarnasel elektroonilisel viisil, mis võimaldab Nõukogu liikmel eemal viibides koosolekut jälgida ja sõna võtta ning otsuste vastuvõtmisel hääletada. </text:p>
                  </text:list-item>
                </text:list>
              </text:list-item>
            </text:list>
          </table:table-cell>
          <table:table-cell table:style-name="Table1.A1" office:value-type="string">
            <text:p text:style-name="Table_20_Contents">A member of the Supervisory Board may participate in the meeting of the Supervisory Board and exercise his rights by electronic means without being physically present at the meeting, by means of real-time two-way communication or other similar electronic channels, which allows the member of the Supervisory Board to observe and speak at the meeting while being away, and to vote when adopting decisions. </text:p>
          </table:table-cell>
        </table:table-row>
        <table:table-row>
          <table:table-cell table:style-name="Table1.A1" office:value-type="string">
            <text:list xml:id="list185805336528895" text:continue-numbering="true" text:style-name="L1">
              <text:list-item>
                <text:list>
                  <text:list-item>
                    <text:p text:style-name="P1">Kõik Nõukogu koosolekud protokollitakse. Protokollile kirjutavad alla kõik koosolekul <text:soft-page-break/>osalenud Nõukogu liikmed ja protokollija. Protokolli kantakse Nõukogu liikme eriarvamus. </text:p>
                  </text:list-item>
                </text:list>
              </text:list-item>
            </text:list>
          </table:table-cell>
          <table:table-cell table:style-name="Table1.A1" office:value-type="string">
            <text:p text:style-name="Table_20_Contents">Minutes shall be taken of the meetings of the Supervisory Board. The minutes are <text:soft-page-break/>signed by all the members of the Supervisory Board who participate at the meeting and by the recording secretary. Every dissenting opinion of a member of the Supervisory Board is entered in the minutes. </text:p>
          </table:table-cell>
        </table:table-row>
        <table:table-row>
          <table:table-cell table:style-name="Table1.A1" office:value-type="string">
            <text:list xml:id="list185805840297090" text:continue-numbering="true" text:style-name="L1">
              <text:list-item>
                <text:list>
                  <text:list-item>
                    <text:p text:style-name="P1">Nõukogul on oma ülesannete täitmiseks õigus tutvuda kõigi Sihtasutuse dokumentidega, samuti kontrollida == raamatupidamise õigsust, vara olemasolu ning Sihtasutuse tegevuse vastavust põhikirjale ja Nõukogu otsustele. </text:p>
                  </text:list-item>
                </text:list>
              </text:list-item>
            </text:list>
          </table:table-cell>
          <table:table-cell table:style-name="Table1.A1" office:value-type="string">
            <text:p text:style-name="Table_20_Contents">In order to fulfil its tasks, the Supervisory Board has the right to examine all the documents of the Foundation and to audit the accuracy of accounting, the existence of assets and the conformity of the activities of the Foundation with the Articles of Association and resolutions of the Supervisory Board. </text:p>
          </table:table-cell>
        </table:table-row>
        <table:table-row>
          <table:table-cell table:style-name="Table1.A1" office:value-type="string">
            <text:list xml:id="list185805756098399" text:continue-numbering="true" text:style-name="L1">
              <text:list-item>
                <text:p text:style-name="P1">JUHATUS </text:p>
              </text:list-item>
            </text:list>
          </table:table-cell>
          <table:table-cell table:style-name="Table1.A1" office:value-type="string">
            <text:p text:style-name="Table_20_Contents">MANAGEMENT BOARD </text:p>
          </table:table-cell>
        </table:table-row>
        <table:table-row>
          <table:table-cell table:style-name="Table1.A1" office:value-type="string">
            <text:list xml:id="list185805276949044" text:continue-numbering="true" text:style-name="L1">
              <text:list-item>
                <text:list>
                  <text:list-item>
                    <text:p text:style-name="P1">Juhatus on Sihtasutuse juhtimisorgan, mis esindab ja = juhib = sihtasutust. . Juhatuse liikmed on Sihtasutuse nimel tehingute tegemisel kohustatud Sihtasutuse suhtes järgima põhikirjas ettenähtud ja Nõukogu või Juhatuse kehtestatud - piiranguid. Esindusõiguse piiramine ei kehti kolmandate isikute suhtes. </text:p>
                  </text:list-item>
                </text:list>
              </text:list-item>
            </text:list>
          </table:table-cell>
          <table:table-cell table:style-name="Table1.A1" office:value-type="string">
            <text:p text:style-name="Table_20_Contents">The Management Board is the managing body of the Foundation which represents and manages the Foundation. The members of the Management Board are obliged to comply with the restrictions laid down in the Articles of Association and established by the Supervisory Board or the Management Board when carrying out transactions on behalf of the Foundation. A restriction on the right of representation will not apply with regard to third persons. </text:p>
          </table:table-cell>
        </table:table-row>
        <table:table-row>
          <table:table-cell table:style-name="Table1.A1" office:value-type="string">
            <text:list xml:id="list185805776715971" text:continue-numbering="true" text:style-name="L1">
              <text:list-item>
                <text:list>
                  <text:list-item>
                    <text:p text:style-name="P1">Juhatus peab koosnema ühest või kahest liikmest. Kui Juhatus on kaheliikmeline, saavad nad Sihtasutust esindada ainult ühiselt. Juhatuse liige on teovõimeline füüsiline isik. </text:p>
                  </text:list-item>
                </text:list>
              </text:list-item>
            </text:list>
          </table:table-cell>
          <table:table-cell table:style-name="Table1.A1" office:value-type="string">
            <text:p text:style-name="Table_20_Contents">The Management Board must comprise one or two members. If the Management Board comprises two members, they will only be able to represent the Foundation jointly. A member of the Management Board shall be a natural person with active legal capacity. </text:p>
          </table:table-cell>
        </table:table-row>
        <table:table-row>
          <table:table-cell table:style-name="Table1.A1" office:value-type="string">
            <text:list xml:id="list185805190489274" text:continue-numbering="true" text:style-name="L1">
              <text:list-item>
                <text:list>
                  <text:list-item>
                    <text:p text:style-name="P1">Juhatuse liikmed nimetatakse Nõukogu poolt. Kui rohkem kui üks kandidaat saab võrdse arvu hääli, on Nõukogu esimehel otsustav hääl. </text:p>
                  </text:list-item>
                </text:list>
              </text:list-item>
            </text:list>
          </table:table-cell>
          <table:table-cell table:style-name="Table1.A1" office:value-type="string">
            <text:p text:style-name="Table_20_Contents">Members of the Management Board are to be appointed by the Supervisory Board. In the event of more than one candidate receiving an equal number of votes, the chair of the Supervisory Board shall have the deciding vote. </text:p>
          </table:table-cell>
        </table:table-row>
        <table:table-row>
          <table:table-cell table:style-name="Table1.A1" office:value-type="string">
            <text:list xml:id="list185804747177768" text:continue-numbering="true" text:style-name="L1">
              <text:list-item>
                <text:list>
                  <text:list-item>
                    <text:p text:style-name="P1">Juhatuse liige nimetatakse viieks aastaks, välja arvatud juhul, kui kohalduv õigus lubab pikemat perioodi, millisel juhul nimetatakse ta ametisse nii kauaks, kui see on kohalduva õigusega lubatud (kui kohalduv õigus lubab Juhatuse liikme ametisse nimetada määramata = ajaks, <text:soft-page-break/>nimetatakse ta ametisse määramata ajaks). </text:p>
                  </text:list-item>
                </text:list>
              </text:list-item>
            </text:list>
          </table:table-cell>
          <table:table-cell table:style-name="Table1.A1" office:value-type="string">
            <text:p text:style-name="Table_20_Contents">A member of the Management Board will be appointed for a period of five years, unless applicable law permits a longer period, in which case the appointment will be for as long a period as permitted by applicable law (if applicable law permits appointment for an indefinite period, the <text:soft-page-break/>appointment will be for an indefinite period). </text:p>
          </table:table-cell>
        </table:table-row>
        <table:table-row>
          <table:table-cell table:style-name="Table1.A1" office:value-type="string">
            <text:list xml:id="list185804896543797" text:continue-numbering="true" text:style-name="L1">
              <text:list-item>
                <text:list>
                  <text:list-item>
                    <text:p text:style-name="P1">Soodustatud isikute või Nõukogu — liikmetele otsusega võib Juhatuse liikme olenemata põhjusest igal ajal tagasi kutsuda. </text:p>
                  </text:list-item>
                </text:list>
              </text:list-item>
            </text:list>
          </table:table-cell>
          <table:table-cell table:style-name="Table1.A1" office:value-type="string">
            <text:p text:style-name="Table_20_Contents">The member of the Management Board may be removed for any reason at any time by a decision of the beneficiaries or the Supervisory Board. </text:p>
          </table:table-cell>
        </table:table-row>
        <table:table-row>
          <table:table-cell table:style-name="Table1.A1" office:value-type="string">
            <text:list xml:id="list185804692730666" text:continue-numbering="true" text:style-name="L1">
              <text:list-item>
                <text:list>
                  <text:list-item>
                    <text:p text:style-name="P1">Sihtasutuse = igapäevase tegevuse - raamest väljuvate tegevuste või tehingute tegemiseks peab Juhatus eelnevalt taotlema Nõukogu - kirjaliku nõusoleku. </text:p>
                  </text:list-item>
                </text:list>
              </text:list-item>
            </text:list>
          </table:table-cell>
          <table:table-cell table:style-name="Table1.A1" office:value-type="string">
            <text:p text:style-name="P5">The Management Board has to apply for the prior written approval of the Supervisory Board for performing any activity or transaction that falls outside of the day-to-day activities of the Foundation.</text:p>
          </table:table-cell>
        </table:table-row>
        <table:table-row>
          <table:table-cell table:style-name="Table1.A1" office:value-type="string">
            <text:list xml:id="list185805069532943" text:continue-numbering="true" text:style-name="L1">
              <text:list-item>
                <text:list>
                  <text:list-item>
                    <text:p text:style-name="P1">Juhatuse liige võib Sihtasutust esindada kõigis õigustoimingutes. Juhatuse liikmel ei ole õigust esindada sihtasutust tehingute tegemisel, mille puhul vastavalt seadusele otsustab esindaja määramise eraldi Nõukogu. </text:p>
                  </text:list-item>
                </text:list>
              </text:list-item>
            </text:list>
          </table:table-cell>
          <table:table-cell table:style-name="Table1.A1" office:value-type="string">
            <text:p text:style-name="P5">A member of the Management Board may represent the Foundation in all legal acts. A member of the Management Board does not have the right to represent the Foundation in conducting transactions for which, according to the law, the appointment of a representative is decided separately by the Supervisory Board. </text:p>
          </table:table-cell>
        </table:table-row>
        <table:table-row>
          <table:table-cell table:style-name="Table1.A1" office:value-type="string">
            <text:list xml:id="list185805238759119" text:continue-numbering="true" text:style-name="L1">
              <text:list-item>
                <text:list>
                  <text:list-item>
                    <text:p text:style-name="P1">Sihtasutus võib maksta Juhatuse - liikmetele Juhatuse liikme ülesannetele ja Sihtasutuse majanduslikule olukorrale vastavat tasu, mis ei ületa samasuguse töö eest ettevõtluses harilikult makstavat tasu. Tasu suuruse ja maksmise korra otsustab Nõukogu. Kui Nõukogu selles osas otsust vastu ei võta, ei ole ühelgi Juhatuse liikmel oigust mingile tasule. </text:p>
                  </text:list-item>
                </text:list>
              </text:list-item>
            </text:list>
          </table:table-cell>
          <table:table-cell table:style-name="Table1.A1" office:value-type="string">
            <text:p text:style-name="Table_20_Contents">The Foundation may pay remuneration to members of the Management Board corresponding to the tasks of the member of the Management Board and the economic situation of the Foundation; such remuneration may not exceed the remuneration generally paid for similar work in the business. The size of remuneration and the procedure for payment are decided by the Supervisory Board. If the Supervisory Board adopts no resolution in this respect, the members of the Management Board will not be entitled to any remuneration. </text:p>
          </table:table-cell>
        </table:table-row>
        <table:table-row>
          <table:table-cell table:style-name="Table1.A1" office:value-type="string">
            <text:list xml:id="list185805736616850" text:continue-numbering="true" text:style-name="L1">
              <text:list-item>
                <text:p text:style-name="P1">RAAMATUPIDAMINE JA KONTROLL </text:p>
              </text:list-item>
            </text:list>
          </table:table-cell>
          <table:table-cell table:style-name="Table1.A1" office:value-type="string">
            <text:p text:style-name="Table_20_Contents">ACCOUNTING AND CONTROL </text:p>
          </table:table-cell>
        </table:table-row>
        <table:table-row>
          <table:table-cell table:style-name="Table1.A1" office:value-type="string">
            <text:list xml:id="list185804705867014" text:continue-numbering="true" text:style-name="L1">
              <text:list-item>
                <text:list>
                  <text:list-item>
                    <text:p text:style-name="P1">Juhatus korraldab Sihtasutuse raamatupidamise vastavalt õigusaktidest tulenevatele nõuetele ning Sihtasutuse põhikirjale. </text:p>
                  </text:list-item>
                </text:list>
              </text:list-item>
            </text:list>
          </table:table-cell>
          <table:table-cell table:style-name="Table1.A1" office:value-type="string">
            <text:p text:style-name="Table_20_Contents">The Management Board organises the accounting for the Foundation in accordance with the reguirements set forth in laws and regulations and the Articles of Association of the Foundation. </text:p>
          </table:table-cell>
        </table:table-row>
        <table:table-row>
          <table:table-cell table:style-name="Table1.A1" office:value-type="string">
            <text:list xml:id="list185804682558154" text:continue-numbering="true" text:style-name="L1">
              <text:list-item>
                <text:list>
                  <text:list-item>
                    <text:p text:style-name="P1">Sihtasutuse majandusaasta on — kalendriaasta. Pärast majandusaasta lõppu koostab Juhatus majandusaasta aruande ning esitab — selle äriregistrile ja Nõukogule. </text:p>
                  </text:list-item>
                </text:list>
              </text:list-item>
            </text:list>
          </table:table-cell>
          <table:table-cell table:style-name="Table1.A1" office:value-type="string">
            <text:p text:style-name="Table_20_Contents">The financial year of the Foundation is the calendar year. After the end of the financial year, the Management Board prepares the annual report and submits it to the commercial register and to the Supervisory <text:soft-page-break/>Board. </text:p>
          </table:table-cell>
        </table:table-row>
        <table:table-row>
          <table:table-cell table:style-name="Table1.A1" office:value-type="string">
            <text:list xml:id="list185806350244048" text:continue-numbering="true" text:style-name="L1">
              <text:list-item>
                <text:list>
                  <text:list-item>
                    <text:p text:style-name="P1">Kui audiitorkontroll on õigusaktidega või Nõukogu otsusega nõutav, = esitab Juhatus aruande audiitorile kontrollimiseks. </text:p>
                  </text:list-item>
                </text:list>
              </text:list-item>
            </text:list>
          </table:table-cell>
          <table:table-cell table:style-name="Table1.A1" office:value-type="string">
            <text:p text:style-name="Table_20_Contents">If an audit is reguired by law or by a decision of the Supervisory Board, the Management Board will submit the report to the auditors for auditing. </text:p>
          </table:table-cell>
        </table:table-row>
        <table:table-row>
          <table:table-cell table:style-name="Table1.A1" office:value-type="string">
            <text:list xml:id="list185805102810950" text:continue-numbering="true" text:style-name="L1">
              <text:list-item>
                <text:list>
                  <text:list-item>
                    <text:p text:style-name="P1">Nõukogu võib = otsustada ka = ühekordse audiitorkontrolli läbiviimise Sihtasutuse tegevuse suhtes. </text:p>
                  </text:list-item>
                </text:list>
              </text:list-item>
            </text:list>
          </table:table-cell>
          <table:table-cell table:style-name="Table1.A1" office:value-type="string">
            <text:p text:style-name="Table_20_Contents">The Supervisory Board may also decide on performing a single audit of the activities of the Foundation. </text:p>
          </table:table-cell>
        </table:table-row>
        <table:table-row>
          <table:table-cell table:style-name="Table1.A1" office:value-type="string">
            <text:list xml:id="list185806057982941" text:continue-numbering="true" text:style-name="L1">
              <text:list-item>
                <text:list>
                  <text:list-item>
                    <text:p text:style-name="P1">Audiitorite arvu määrab ja audiitori nimetab Nõukogu. = Audiitor - nimetatakse ühekordse audiitorkontrolli tegemiseks või teatud tähtajaks. Audiitori tasustamise korra määrab Nõukogu. </text:p>
                  </text:list-item>
                </text:list>
              </text:list-item>
            </text:list>
          </table:table-cell>
          <table:table-cell table:style-name="Table1.A1" office:value-type="string">
            <text:p text:style-name="P5">The number of auditors is decided and the auditor is appointed by the Supervisory Board. An auditor is appointed to conduct the single audit or for a specific term. The procedure for remuneration of an auditor is decided by the Supervisory Board. </text:p>
          </table:table-cell>
        </table:table-row>
        <table:table-row>
          <table:table-cell table:style-name="Table1.A1" office:value-type="string">
            <text:list xml:id="list185805465043737" text:continue-numbering="true" text:style-name="L1">
              <text:list-item>
                <text:p text:style-name="P1">PÕHIKIRI MUUTMINE </text:p>
              </text:list-item>
            </text:list>
          </table:table-cell>
          <table:table-cell table:style-name="Table1.A1" office:value-type="string">
            <text:p text:style-name="P5">AMENDMENTS OF ARTICLES OF ASSOCIATION </text:p>
          </table:table-cell>
        </table:table-row>
        <table:table-row>
          <table:table-cell table:style-name="Table1.A1" office:value-type="string">
            <text:list xml:id="list185806096637285" text:continue-numbering="true" text:style-name="L1">
              <text:list-item>
                <text:list>
                  <text:list-item>
                    <text:p text:style-name="P1">Sihtasutuse põhikirja võivad muuta Sihtasutuse asutajad või Nõukogu üksnes muutunud asjaolude arvesse võtmiseks järgides sihtasutuse eesmärki nagu on paremini täpsustatud punktis 2. </text:p>
                  </text:list-item>
                </text:list>
              </text:list-item>
            </text:list>
          </table:table-cell>
          <table:table-cell table:style-name="Table1.A1" office:value-type="string">
            <text:p text:style-name="P5">The Articles of Association may be amended by the founders of the Foundation or by the Supervisory Board only in order to take into account the changed circumstances, observing the objective of the Foundation as better specified in clause 2. </text:p>
          </table:table-cell>
        </table:table-row>
        <table:table-row>
          <table:table-cell table:style-name="Table1.A1" office:value-type="string">
            <text:list xml:id="list185806189021848" text:continue-numbering="true" text:style-name="L1">
              <text:list-item>
                <text:list>
                  <text:list-item>
                    <text:p text:style-name="P1">Asutaja piiratud teovõime ajal (vähemalt ulatuses, milles ta ei suuda Sihtasutusega seotud toimingutest aru saada või neid juhtida) või alates tema suhtes ajutise halduri määramisest kuni pankrotimenetluse algatamata jatmiseni (sh raugemise tõttu) või pankrotimenetluse lõppemiseni, võib Sihtasutuse Nõukogu muuta põhikirja muutunud asjaolude arvesse võtmiseks, kooskõlas Sihtasutuse eesmärkidega, mis on paremini määratletud punktis 2 ja vastavalt asutaja testamendile. </text:p>
                  </text:list-item>
                </text:list>
              </text:list-item>
            </text:list>
          </table:table-cell>
          <table:table-cell table:style-name="Table1.A1" office:value-type="string">
            <text:p text:style-name="P5">During the limited legal capacity of the founder (at least to the extent that he or she is unable to understand or manage the acts related to the Foundation) or from the appointment of an interim administrator with respect to him or her until the failure to initiate bankruptcy proceedings (including due to abatement) or the termination of bankruptcy proceedings, the Supervisory Board of the Foundation may amend the articles of association to take account of the changed circumstances, in accordance with the objectives of the Foundation as better specified in clause 2 and according to the will of the founder. </text:p>
          </table:table-cell>
        </table:table-row>
        <table:table-row>
          <table:table-cell table:style-name="Table1.A1" office:value-type="string">
            <text:list xml:id="list185806329340076" text:continue-numbering="true" text:style-name="L1">
              <text:list-item>
                <text:list>
                  <text:list-item>
                    <text:p text:style-name="P1">Nõukogu otsusega ei saa muuta põhikirja punkte 2, 3, 4, 5.4, 5.5, 5.6, 5.7, 5.8, 6.4, 6,5, 6.6, 6.7, 6.8, 9, 10, 11. </text:p>
                  </text:list-item>
                </text:list>
              </text:list-item>
            </text:list>
          </table:table-cell>
          <table:table-cell table:style-name="Table1.A1" office:value-type="string">
            <text:p text:style-name="P5">Clauses 2, 3, 4, 5.4, 5.5, 5.6, 5.7, 5.8, 6.4, 6,5, 6.6, 6.7, 6.8, 9, 10 and 11 cannot be amended by a resolution of the Supervisory Board. </text:p>
          </table:table-cell>
        </table:table-row>
        <table:table-row>
          <table:table-cell table:style-name="Table1.A1" office:value-type="string">
            <text:list xml:id="list185805061960568" text:continue-numbering="true" text:style-name="L1">
              <text:list-item>
                <text:p text:style-name="P1">UHINEMISED JA JAGUNEMISED </text:p>
              </text:list-item>
            </text:list>
          </table:table-cell>
          <table:table-cell table:style-name="Table1.A1" office:value-type="string">
            <text:p text:style-name="P5">MERGERS AND DIVISIONS </text:p>
          </table:table-cell>
        </table:table-row>
        <text:soft-page-break/>
        <table:table-row>
          <table:table-cell table:style-name="Table1.A1" office:value-type="string">
            <text:list xml:id="list185805747683678" text:continue-numbering="true" text:style-name="L1">
              <text:list-item>
                <text:list>
                  <text:list-item>
                    <text:p text:style-name="P1">Sihtasutusel ei ole võimalust ühineda ega jaguneda. </text:p>
                  </text:list-item>
                </text:list>
              </text:list-item>
            </text:list>
          </table:table-cell>
          <table:table-cell table:style-name="Table1.A1" office:value-type="string">
            <text:p text:style-name="Table_20_Contents">The Foundation has no possibility to merge or divide. </text:p>
          </table:table-cell>
        </table:table-row>
        <table:table-row>
          <table:table-cell table:style-name="Table1.A1" office:value-type="string">
            <text:list xml:id="list185805715355193" text:continue-numbering="true" text:style-name="L1">
              <text:list-item>
                <text:p text:style-name="P1">SIHTASUTUSE LÕPETAMINE </text:p>
              </text:list-item>
            </text:list>
          </table:table-cell>
          <table:table-cell table:style-name="Table1.A1" office:value-type="string">
            <text:p text:style-name="Table_20_Contents">DISSOLUTION OF THE FOUNDATION </text:p>
          </table:table-cell>
        </table:table-row>
        <table:table-row>
          <table:table-cell table:style-name="Table1.A1" office:value-type="string">
            <text:list xml:id="list185804969282932" text:continue-numbering="true" text:style-name="L1">
              <text:list-item>
                <text:list>
                  <text:list-item>
                    <text:p text:style-name="P1">Sihtasutuse - võib lõpetada, kui - sihtasutuse asutamisest on möödunud vähemalt 40 (nelikümmend) aastat. </text:p>
                  </text:list-item>
                </text:list>
              </text:list-item>
            </text:list>
          </table:table-cell>
          <table:table-cell table:style-name="Table1.A1" office:value-type="string">
            <text:p text:style-name="Table_20_Contents">The Foundation can be dissolved once at least 40 (forty) years have passed from the establishment of the Foundation. </text:p>
          </table:table-cell>
        </table:table-row>
        <table:table-row>
          <table:table-cell table:style-name="Table1.A1" office:value-type="string">
            <text:list xml:id="list185806399010803" text:continue-numbering="true" text:style-name="L1">
              <text:list-item>
                <text:list>
                  <text:list-item>
                    <text:p text:style-name="P1">Asutajal ja Nõukogul on volitused sihtasutuse lõpetamiseks. </text:p>
                  </text:list-item>
                </text:list>
              </text:list-item>
            </text:list>
          </table:table-cell>
          <table:table-cell table:style-name="Table1.A1" office:value-type="string">
            <text:p text:style-name="Table_20_Contents">The founder and the Supervisory Board have the power to dissolve the Foundation. </text:p>
          </table:table-cell>
        </table:table-row>
        <table:table-row>
          <table:table-cell table:style-name="Table1.A1" office:value-type="string">
            <text:list xml:id="list185806341294004" text:continue-numbering="true" text:style-name="L1">
              <text:list-item>
                <text:list>
                  <text:list-item>
                    <text:p text:style-name="P1">Asutaja piiratud teovõime ajal (vähemalt ulatuses, milles ta ei suuda Sihtasutusega seotud toimingutest aru saada või neid juhtida) või alates tema suhtes ajutise halduri määramisest kuni pankrotimenetluse algatamata jatmiseni (sh raugemise tõttu) või pankrotimenetluse lõppemiseni, võib Sihtasutuse Nõukogu otsustada sihtasutuse lõpetamise. </text:p>
                  </text:list-item>
                </text:list>
              </text:list-item>
            </text:list>
          </table:table-cell>
          <table:table-cell table:style-name="Table1.A1" office:value-type="string">
            <text:p text:style-name="Table_20_Contents">During the limited legal capacity of the founder (at least to the extent that he or she is unable to understand or manage the acts related to the Foundation) or from the appointment of an interim administrator with respect to him or her until the failure to initiate bankruptcy proceedings (including due to abatement) or the termination of bankruptcy proceedings, only the Supervisory Board may decide on dissolving the Foundation. </text:p>
          </table:table-cell>
        </table:table-row>
        <table:table-row>
          <table:table-cell table:style-name="Table1.A1" office:value-type="string">
            <text:list xml:id="list185804773420391" text:continue-numbering="true" text:style-name="L1">
              <text:list-item>
                <text:list>
                  <text:list-item>
                    <text:p text:style-name="P1">Enne sihtasutuse lõpetamise kohta otsuse tegemist kuulab Nõukogu ara _ soodustatud _ isikute arvamused ega tee kõnealuses asjas ühtegi otsust, kui kõnealust otsust ei ole eelnevalt heaks kiidetud soodustatud isikute otsusega punktis 4.7 sätestatud korras, kuid sihtasutuse lõpetamiseks peab selle otsuse poolt olema vähemalt 8/10 soodustatud isikute häältest. </text:p>
                  </text:list-item>
                </text:list>
              </text:list-item>
            </text:list>
          </table:table-cell>
          <table:table-cell table:style-name="Table1.A1" office:value-type="string">
            <text:p text:style-name="Table_20_Contents">Before deciding on dissolving the Foundation, the Supervisory Board hears the views of the beneficiaries and will not pass any resolution on such matter without the prior approval of such a resolution by a decision of the beneficiaries adopted in the manner provided for in clause 4.7, but for dissolving the Foundation at least 8/10 of the votes of the beneficiaries must been cast in favour of the resolution. </text:p>
          </table:table-cell>
        </table:table-row>
        <table:table-row>
          <table:table-cell table:style-name="Table1.A1" office:value-type="string">
            <text:list xml:id="list185804647332884" text:continue-numbering="true" text:style-name="L1">
              <text:list-item>
                <text:list>
                  <text:list-item>
                    <text:p text:style-name="P1">Sihtasutuse lõpetamise korral kuuluvad Sihtasutuse varad pärast kõigi = võlausaldajate nõuete rahuldamist jaotamisele soodustatud isikute vahel. Varade = jaotamisel võetakse aluseks iga soodustatud isiku osaluse suurus, s.t — igal soodustatud isikul on Sihtasutuse lõpetamisel õigus tema osaluse suurusele vastavale proportsionaalsele osale Sihtasutuse soodustatud isikute vahel jaotamisele kuuluvast varast. </text:p>
                  </text:list-item>
                </text:list>
              </text:list-item>
            </text:list>
          </table:table-cell>
          <table:table-cell table:style-name="Table1.A1" office:value-type="string">
            <text:p text:style-name="Table_20_Contents">Upon dissolution of the Foundation, the assets of the Foundation will be distributed between the beneficiaries after satisfaction of the claims of all creditors. The distribution of assets will be based on the size of each beneficiary's holding, i.e. each beneficiary is entitled to a share of the assets that is proportional to the size of their holding in the assets to be distributed between the beneficiaries of the Foundation. </text:p>
          </table:table-cell>
        </table:table-row>
        <table:table-row>
          <table:table-cell table:style-name="Table1.A1" office:value-type="string">
            <text:list xml:id="list185805258331758" text:continue-numbering="true" text:style-name="L1">
              <text:list-item>
                <text:list>
                  <text:list-item>
                    <text:p text:style-name="P1">Parast koigi Sihtasutuse võlausaldajate nõuete rahuldamist alles jaanud - Sihtasutuse = vara jaotatakse in specie (st seda ei muuda), valja arvatud juhul, kui <text:soft-page-break/>nõukogu otsustab teisiti või likvideerijad otsustavad ühiselt, et jaotamine in specie ei ole mõistlikult teostatav. </text:p>
                  </text:list-item>
                </text:list>
              </text:list-item>
            </text:list>
          </table:table-cell>
          <table:table-cell table:style-name="Table1.A1" office:value-type="string">
            <text:p text:style-name="Table_20_Contents">Unless the Supervisory Board decides otherwise or the liquidators jointly deem it to be impracticable, the assets of the foundation remaining after settlement of <text:soft-page-break/>claims of all its creditors are to be divided in specie (and not sold). </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08T18:57:43.106125990</dc:date>
    <meta:editing-duration>PT1H19M40S</meta:editing-duration>
    <meta:editing-cycles>4</meta:editing-cycles>
    <meta:generator>LibreOffice/7.5.3.2$Linux_X86_64 LibreOffice_project/50$Build-2</meta:generator>
    <meta:document-statistic meta:table-count="1" meta:image-count="0" meta:object-count="0" meta:page-count="18" meta:paragraph-count="254" meta:word-count="7584" meta:character-count="51964" meta:non-whitespace-character-count="44484"/>
  </office:meta>
</office:document-meta>
</file>